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029536776189637" calcext:value-type="float">
            <text:p>-0.029536776189637</text:p>
          </table:table-cell>
          <table:table-cell office:value-type="float" office:value="-1.05445190835894" calcext:value-type="float">
            <text:p>-1.05445190835894</text:p>
          </table:table-cell>
          <table:table-cell office:value-type="float" office:value="-0.136997844750014" calcext:value-type="float">
            <text:p>-0.136997844750014</text:p>
          </table:table-cell>
          <table:table-cell office:value-type="float" office:value="-0.782916931439059" calcext:value-type="float">
            <text:p>-0.782916931439059</text:p>
          </table:table-cell>
          <table:table-cell office:value-type="float" office:value="-0.375662037782909" calcext:value-type="float">
            <text:p>-0.375662037782909</text:p>
          </table:table-cell>
          <table:table-cell office:value-type="float" office:value="-2.16905622849067" calcext:value-type="float">
            <text:p>-2.16905622849067</text:p>
          </table:table-cell>
          <table:table-cell office:value-type="float" office:value="-0.157143514543606" calcext:value-type="float">
            <text:p>-0.157143514543606</text:p>
          </table:table-cell>
          <table:table-cell office:value-type="float" office:value="-0.098950840107212" calcext:value-type="float">
            <text:p>-0.098950840107212</text:p>
          </table:table-cell>
          <table:table-cell office:value-type="float" office:value="-0.782916931439059" calcext:value-type="float">
            <text:p>-0.782916931439059</text:p>
          </table:table-cell>
          <table:table-cell office:value-type="float" office:value="-2.1432295034762" calcext:value-type="float">
            <text:p>-2.1432295034762</text:p>
          </table:table-cell>
          <table:table-cell office:value-type="float" office:value="-0.773086251657732" calcext:value-type="float">
            <text:p>-0.773086251657732</text:p>
          </table:table-cell>
          <table:table-cell office:value-type="float" office:value="0.806546060004484" calcext:value-type="float">
            <text:p>0.8065460600044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0.851484777045669" calcext:value-type="float">
            <text:p>-0.851484777045669</text:p>
          </table:table-cell>
          <table:table-cell office:value-type="float" office:value="-4.75839398757445" calcext:value-type="float">
            <text:p>-4.75839398757445</text:p>
          </table:table-cell>
          <table:table-cell office:value-type="float" office:value="-0.244237008495585" calcext:value-type="float">
            <text:p>-0.244237008495585</text:p>
          </table:table-cell>
          <table:table-cell office:value-type="float" office:value="-1.69942318185223" calcext:value-type="float">
            <text:p>-1.69942318185223</text:p>
          </table:table-cell>
          <table:table-cell office:value-type="float" office:value="-1.22707726359375" calcext:value-type="float">
            <text:p>-1.22707726359375</text:p>
          </table:table-cell>
          <table:table-cell office:value-type="float" office:value="-1.18123027054463" calcext:value-type="float">
            <text:p>-1.18123027054463</text:p>
          </table:table-cell>
          <table:table-cell office:value-type="float" office:value="-0.287800223868889" calcext:value-type="float">
            <text:p>-0.287800223868889</text:p>
          </table:table-cell>
          <table:table-cell office:value-type="float" office:value="-5.14759322798077" calcext:value-type="float">
            <text:p>-5.14759322798077</text:p>
          </table:table-cell>
          <table:table-cell office:value-type="float" office:value="-3.58206317716193" calcext:value-type="float">
            <text:p>-3.58206317716193</text:p>
          </table:table-cell>
          <table:table-cell office:value-type="float" office:value="-0.287800223868889" calcext:value-type="float">
            <text:p>-0.287800223868889</text:p>
          </table:table-cell>
          <table:table-cell office:value-type="float" office:value="-1.92671033419868" calcext:value-type="float">
            <text:p>-1.92671033419868</text:p>
          </table:table-cell>
          <table:table-cell office:value-type="float" office:value="1.8734542535503" calcext:value-type="float">
            <text:p>1.873454253550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61728560138942" calcext:value-type="float">
            <text:p>-1.61728560138942</text:p>
          </table:table-cell>
          <table:table-cell office:value-type="float" office:value="-0.765328217100714" calcext:value-type="float">
            <text:p>-0.765328217100714</text:p>
          </table:table-cell>
          <table:table-cell office:value-type="float" office:value="-9.24691261934716" calcext:value-type="float">
            <text:p>-9.24691261934716</text:p>
          </table:table-cell>
          <table:table-cell office:value-type="float" office:value="-4.70848249858712" calcext:value-type="float">
            <text:p>-4.70848249858712</text:p>
          </table:table-cell>
          <table:table-cell office:value-type="float" office:value="-1.52163815470017" calcext:value-type="float">
            <text:p>-1.52163815470017</text:p>
          </table:table-cell>
          <table:table-cell office:value-type="float" office:value="-5.29775604100519" calcext:value-type="float">
            <text:p>-5.29775604100519</text:p>
          </table:table-cell>
          <table:table-cell office:value-type="float" office:value="-4.82583751100139" calcext:value-type="float">
            <text:p>-4.82583751100139</text:p>
          </table:table-cell>
          <table:table-cell office:value-type="float" office:value="-2.68773265062769" calcext:value-type="float">
            <text:p>-2.68773265062769</text:p>
          </table:table-cell>
          <table:table-cell office:value-type="float" office:value="-3.05598339520725" calcext:value-type="float">
            <text:p>-3.05598339520725</text:p>
          </table:table-cell>
          <table:table-cell office:value-type="float" office:value="-5.68218722044319" calcext:value-type="float">
            <text:p>-5.68218722044319</text:p>
          </table:table-cell>
          <table:table-cell office:value-type="float" office:value="-3.94091439094093" calcext:value-type="float">
            <text:p>-3.94091439094093</text:p>
          </table:table-cell>
          <table:table-cell office:value-type="float" office:value="2.54053757229267" calcext:value-type="float">
            <text:p>2.54053757229267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12.7864781592574" calcext:value-type="float">
            <text:p>-12.7864781592574</text:p>
          </table:table-cell>
          <table:table-cell office:value-type="float" office:value="-5.74127106246856" calcext:value-type="float">
            <text:p>-5.74127106246856</text:p>
          </table:table-cell>
          <table:table-cell office:value-type="float" office:value="-5.98828667725426" calcext:value-type="float">
            <text:p>-5.98828667725426</text:p>
          </table:table-cell>
          <table:table-cell office:value-type="float" office:value="-0.529794320098614" calcext:value-type="float">
            <text:p>-0.529794320098614</text:p>
          </table:table-cell>
          <table:table-cell office:value-type="float" office:value="-5.51313019956492" calcext:value-type="float">
            <text:p>-5.51313019956492</text:p>
          </table:table-cell>
          <table:table-cell office:value-type="float" office:value="-2.87784864532405" calcext:value-type="float">
            <text:p>-2.87784864532405</text:p>
          </table:table-cell>
          <table:table-cell office:value-type="float" office:value="-4.09332875333052" calcext:value-type="float">
            <text:p>-4.09332875333052</text:p>
          </table:table-cell>
          <table:table-cell office:value-type="float" office:value="-1.72057255145795" calcext:value-type="float">
            <text:p>-1.72057255145795</text:p>
          </table:table-cell>
          <table:table-cell office:value-type="float" office:value="-4.87813718164597" calcext:value-type="float">
            <text:p>-4.87813718164597</text:p>
          </table:table-cell>
          <table:table-cell office:value-type="float" office:value="-0.452534819689521" calcext:value-type="float">
            <text:p>-0.452534819689521</text:p>
          </table:table-cell>
          <table:table-cell office:value-type="float" office:value="-4.45813823700918" calcext:value-type="float">
            <text:p>-4.45813823700918</text:p>
          </table:table-cell>
          <table:table-cell office:value-type="float" office:value="3.59381952205715" calcext:value-type="float">
            <text:p>3.5938195220571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6.17018082604584" calcext:value-type="float">
            <text:p>-6.17018082604584</text:p>
          </table:table-cell>
          <table:table-cell office:value-type="float" office:value="-5.08369828334377" calcext:value-type="float">
            <text:p>-5.08369828334377</text:p>
          </table:table-cell>
          <table:table-cell office:value-type="float" office:value="-3.04674353353115" calcext:value-type="float">
            <text:p>-3.04674353353115</text:p>
          </table:table-cell>
          <table:table-cell office:value-type="float" office:value="-5.73437672084807" calcext:value-type="float">
            <text:p>-5.73437672084807</text:p>
          </table:table-cell>
          <table:table-cell office:value-type="float" office:value="-2.95012935050539" calcext:value-type="float">
            <text:p>-2.95012935050539</text:p>
          </table:table-cell>
          <table:table-cell office:value-type="float" office:value="-9.75145410799782" calcext:value-type="float">
            <text:p>-9.75145410799782</text:p>
          </table:table-cell>
          <table:table-cell office:value-type="float" office:value="-3.37633282813019" calcext:value-type="float">
            <text:p>-3.37633282813019</text:p>
          </table:table-cell>
          <table:table-cell office:value-type="float" office:value="-6.85566789844115" calcext:value-type="float">
            <text:p>-6.85566789844115</text:p>
          </table:table-cell>
          <table:table-cell office:value-type="float" office:value="-6.04445100962325" calcext:value-type="float">
            <text:p>-6.04445100962325</text:p>
          </table:table-cell>
          <table:table-cell office:value-type="float" office:value="-10.018303073347" calcext:value-type="float">
            <text:p>-10.018303073347</text:p>
          </table:table-cell>
          <table:table-cell office:value-type="float" office:value="-5.90313376318136" calcext:value-type="float">
            <text:p>-5.90313376318136</text:p>
          </table:table-cell>
          <table:table-cell office:value-type="float" office:value="2.51012771963838" calcext:value-type="float">
            <text:p>2.51012771963838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0.8592139695247" calcext:value-type="float">
            <text:p>-10.8592139695247</text:p>
          </table:table-cell>
          <table:table-cell office:value-type="float" office:value="-6.54600037506498" calcext:value-type="float">
            <text:p>-6.54600037506498</text:p>
          </table:table-cell>
          <table:table-cell office:value-type="float" office:value="-13.4531911543033" calcext:value-type="float">
            <text:p>-13.4531911543033</text:p>
          </table:table-cell>
          <table:table-cell office:value-type="float" office:value="-4.4908566560746" calcext:value-type="float">
            <text:p>-4.4908566560746</text:p>
          </table:table-cell>
          <table:table-cell office:value-type="float" office:value="-3.81641164967873" calcext:value-type="float">
            <text:p>-3.81641164967873</text:p>
          </table:table-cell>
          <table:table-cell office:value-type="float" office:value="-12.9474217166002" calcext:value-type="float">
            <text:p>-12.9474217166002</text:p>
          </table:table-cell>
          <table:table-cell office:value-type="float" office:value="-7.52471832287233" calcext:value-type="float">
            <text:p>-7.52471832287233</text:p>
          </table:table-cell>
          <table:table-cell office:value-type="float" office:value="-4.10888758644853" calcext:value-type="float">
            <text:p>-4.10888758644853</text:p>
          </table:table-cell>
          <table:table-cell office:value-type="float" office:value="-11.1486436214339" calcext:value-type="float">
            <text:p>-11.1486436214339</text:p>
          </table:table-cell>
          <table:table-cell office:value-type="float" office:value="-12.2167543458852" calcext:value-type="float">
            <text:p>-12.2167543458852</text:p>
          </table:table-cell>
          <table:table-cell office:value-type="float" office:value="-8.71120993978864" calcext:value-type="float">
            <text:p>-8.71120993978864</text:p>
          </table:table-cell>
          <table:table-cell office:value-type="float" office:value="3.83439724228172" calcext:value-type="float">
            <text:p>3.8343972422817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5.94138618366545" calcext:value-type="float">
            <text:p>-5.94138618366545</text:p>
          </table:table-cell>
          <table:table-cell office:value-type="float" office:value="-6.67353870909165" calcext:value-type="float">
            <text:p>-6.67353870909165</text:p>
          </table:table-cell>
          <table:table-cell office:value-type="float" office:value="-13.6517917139573" calcext:value-type="float">
            <text:p>-13.6517917139573</text:p>
          </table:table-cell>
          <table:table-cell office:value-type="float" office:value="-8.92487844440335" calcext:value-type="float">
            <text:p>-8.92487844440335</text:p>
          </table:table-cell>
          <table:table-cell office:value-type="float" office:value="-6.3143516491386" calcext:value-type="float">
            <text:p>-6.3143516491386</text:p>
          </table:table-cell>
          <table:table-cell office:value-type="float" office:value="-6.27602786345086" calcext:value-type="float">
            <text:p>-6.27602786345086</text:p>
          </table:table-cell>
          <table:table-cell office:value-type="float" office:value="-13.6781363771072" calcext:value-type="float">
            <text:p>-13.6781363771072</text:p>
          </table:table-cell>
          <table:table-cell office:value-type="float" office:value="-13.7870942627748" calcext:value-type="float">
            <text:p>-13.7870942627748</text:p>
          </table:table-cell>
          <table:table-cell office:value-type="float" office:value="-7.32410674261734" calcext:value-type="float">
            <text:p>-7.32410674261734</text:p>
          </table:table-cell>
          <table:table-cell office:value-type="float" office:value="-13.1392047676267" calcext:value-type="float">
            <text:p>-13.1392047676267</text:p>
          </table:table-cell>
          <table:table-cell office:value-type="float" office:value="-9.57105167138333" calcext:value-type="float">
            <text:p>-9.57105167138333</text:p>
          </table:table-cell>
          <table:table-cell office:value-type="float" office:value="3.53595731068685" calcext:value-type="float">
            <text:p>3.5359573106868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5.95223052336932" calcext:value-type="float">
            <text:p>-5.95223052336932</text:p>
          </table:table-cell>
          <table:table-cell office:value-type="float" office:value="-12.9188663820042" calcext:value-type="float">
            <text:p>-12.9188663820042</text:p>
          </table:table-cell>
          <table:table-cell office:value-type="float" office:value="-12.2310792680011" calcext:value-type="float">
            <text:p>-12.2310792680011</text:p>
          </table:table-cell>
          <table:table-cell office:value-type="float" office:value="-15.3981179128327" calcext:value-type="float">
            <text:p>-15.3981179128327</text:p>
          </table:table-cell>
          <table:table-cell office:value-type="float" office:value="-8.203337561006" calcext:value-type="float">
            <text:p>-8.203337561006</text:p>
          </table:table-cell>
          <table:table-cell office:value-type="float" office:value="-6.52206732887576" calcext:value-type="float">
            <text:p>-6.52206732887576</text:p>
          </table:table-cell>
          <table:table-cell office:value-type="float" office:value="-4.89000520653" calcext:value-type="float">
            <text:p>-4.89000520653</text:p>
          </table:table-cell>
          <table:table-cell office:value-type="float" office:value="-11.2959245132074" calcext:value-type="float">
            <text:p>-11.2959245132074</text:p>
          </table:table-cell>
          <table:table-cell office:value-type="float" office:value="-9.50436860256952" calcext:value-type="float">
            <text:p>-9.50436860256952</text:p>
          </table:table-cell>
          <table:table-cell office:value-type="float" office:value="-7.17433695906355" calcext:value-type="float">
            <text:p>-7.17433695906355</text:p>
          </table:table-cell>
          <table:table-cell office:value-type="float" office:value="-9.40903342574596" calcext:value-type="float">
            <text:p>-9.40903342574596</text:p>
          </table:table-cell>
          <table:table-cell office:value-type="float" office:value="3.44600729177749" calcext:value-type="float">
            <text:p>3.4460072917774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6.747150598729" calcext:value-type="float">
            <text:p>-16.747150598729</text:p>
          </table:table-cell>
          <table:table-cell office:value-type="float" office:value="-10.6381187352847" calcext:value-type="float">
            <text:p>-10.6381187352847</text:p>
          </table:table-cell>
          <table:table-cell office:value-type="float" office:value="-14.3037091731496" calcext:value-type="float">
            <text:p>-14.3037091731496</text:p>
          </table:table-cell>
          <table:table-cell office:value-type="float" office:value="-15.003602212423" calcext:value-type="float">
            <text:p>-15.003602212423</text:p>
          </table:table-cell>
          <table:table-cell office:value-type="float" office:value="-9.96022388762203" calcext:value-type="float">
            <text:p>-9.96022388762203</text:p>
          </table:table-cell>
          <table:table-cell office:value-type="float" office:value="-13.0929190077524" calcext:value-type="float">
            <text:p>-13.0929190077524</text:p>
          </table:table-cell>
          <table:table-cell office:value-type="float" office:value="-6.15455629149498" calcext:value-type="float">
            <text:p>-6.15455629149498</text:p>
          </table:table-cell>
          <table:table-cell office:value-type="float" office:value="-11.3781790587542" calcext:value-type="float">
            <text:p>-11.3781790587542</text:p>
          </table:table-cell>
          <table:table-cell office:value-type="float" office:value="-13.7405702825775" calcext:value-type="float">
            <text:p>-13.7405702825775</text:p>
          </table:table-cell>
          <table:table-cell office:value-type="float" office:value="-11.9894794450089" calcext:value-type="float">
            <text:p>-11.9894794450089</text:p>
          </table:table-cell>
          <table:table-cell office:value-type="float" office:value="-12.3008508692796" calcext:value-type="float">
            <text:p>-12.3008508692796</text:p>
          </table:table-cell>
          <table:table-cell office:value-type="float" office:value="2.99544982162269" calcext:value-type="float">
            <text:p>2.9954498216226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6.33022579730258" calcext:value-type="float">
            <text:p>-6.33022579730258</text:p>
          </table:table-cell>
          <table:table-cell office:value-type="float" office:value="-13.6428612050457" calcext:value-type="float">
            <text:p>-13.6428612050457</text:p>
          </table:table-cell>
          <table:table-cell office:value-type="float" office:value="-9.91259652235809" calcext:value-type="float">
            <text:p>-9.91259652235809</text:p>
          </table:table-cell>
          <table:table-cell office:value-type="float" office:value="-9.32406185474924" calcext:value-type="float">
            <text:p>-9.32406185474924</text:p>
          </table:table-cell>
          <table:table-cell office:value-type="float" office:value="-13.2065992994487" calcext:value-type="float">
            <text:p>-13.2065992994487</text:p>
          </table:table-cell>
          <table:table-cell office:value-type="float" office:value="-12.7378872353772" calcext:value-type="float">
            <text:p>-12.7378872353772</text:p>
          </table:table-cell>
          <table:table-cell office:value-type="float" office:value="-8.51523041579714" calcext:value-type="float">
            <text:p>-8.51523041579714</text:p>
          </table:table-cell>
          <table:table-cell office:value-type="float" office:value="-12.2830486018886" calcext:value-type="float">
            <text:p>-12.2830486018886</text:p>
          </table:table-cell>
          <table:table-cell office:value-type="float" office:value="-8.71246005913773" calcext:value-type="float">
            <text:p>-8.71246005913773</text:p>
          </table:table-cell>
          <table:table-cell office:value-type="float" office:value="-10.2998603146821" calcext:value-type="float">
            <text:p>-10.2998603146821</text:p>
          </table:table-cell>
          <table:table-cell office:value-type="float" office:value="-10.4964831305787" calcext:value-type="float">
            <text:p>-10.4964831305787</text:p>
          </table:table-cell>
          <table:table-cell office:value-type="float" office:value="2.39629551455968" calcext:value-type="float">
            <text:p>2.3962955145596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3.5178468805722" calcext:value-type="float">
            <text:p>-13.5178468805722</text:p>
          </table:table-cell>
          <table:table-cell office:value-type="float" office:value="-22.7841979056305" calcext:value-type="float">
            <text:p>-22.7841979056305</text:p>
          </table:table-cell>
          <table:table-cell office:value-type="float" office:value="-12.2650490032706" calcext:value-type="float">
            <text:p>-12.2650490032706</text:p>
          </table:table-cell>
          <table:table-cell office:value-type="float" office:value="-7.41271508376743" calcext:value-type="float">
            <text:p>-7.41271508376743</text:p>
          </table:table-cell>
          <table:table-cell office:value-type="float" office:value="-21.2718755009577" calcext:value-type="float">
            <text:p>-21.2718755009577</text:p>
          </table:table-cell>
          <table:table-cell office:value-type="float" office:value="-13.3082105193368" calcext:value-type="float">
            <text:p>-13.3082105193368</text:p>
          </table:table-cell>
          <table:table-cell office:value-type="float" office:value="-12.6282560650542" calcext:value-type="float">
            <text:p>-12.6282560650542</text:p>
          </table:table-cell>
          <table:table-cell office:value-type="float" office:value="-12.476932093211" calcext:value-type="float">
            <text:p>-12.476932093211</text:p>
          </table:table-cell>
          <table:table-cell office:value-type="float" office:value="-7.92762362168501" calcext:value-type="float">
            <text:p>-7.92762362168501</text:p>
          </table:table-cell>
          <table:table-cell office:value-type="float" office:value="-22.244940178119" calcext:value-type="float">
            <text:p>-22.244940178119</text:p>
          </table:table-cell>
          <table:table-cell office:value-type="float" office:value="-14.5837646851604" calcext:value-type="float">
            <text:p>-14.5837646851604</text:p>
          </table:table-cell>
          <table:table-cell office:value-type="float" office:value="5.6055738789128" calcext:value-type="float">
            <text:p>5.605573878912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8.24575179247493" calcext:value-type="float">
            <text:p>-8.24575179247493</text:p>
          </table:table-cell>
          <table:table-cell office:value-type="float" office:value="-13.2776734420869" calcext:value-type="float">
            <text:p>-13.2776734420869</text:p>
          </table:table-cell>
          <table:table-cell office:value-type="float" office:value="-21.9789880536678" calcext:value-type="float">
            <text:p>-21.9789880536678</text:p>
          </table:table-cell>
          <table:table-cell office:value-type="float" office:value="-11.619030395332" calcext:value-type="float">
            <text:p>-11.619030395332</text:p>
          </table:table-cell>
          <table:table-cell office:value-type="float" office:value="-14.4732370462693" calcext:value-type="float">
            <text:p>-14.4732370462693</text:p>
          </table:table-cell>
          <table:table-cell office:value-type="float" office:value="-17.0714290900652" calcext:value-type="float">
            <text:p>-17.0714290900652</text:p>
          </table:table-cell>
          <table:table-cell office:value-type="float" office:value="-10.0358135131219" calcext:value-type="float">
            <text:p>-10.0358135131219</text:p>
          </table:table-cell>
          <table:table-cell office:value-type="float" office:value="-10.6968866975785" calcext:value-type="float">
            <text:p>-10.6968866975785</text:p>
          </table:table-cell>
          <table:table-cell office:value-type="float" office:value="-13.676915298344" calcext:value-type="float">
            <text:p>-13.676915298344</text:p>
          </table:table-cell>
          <table:table-cell office:value-type="float" office:value="-14.8496554299254" calcext:value-type="float">
            <text:p>-14.8496554299254</text:p>
          </table:table-cell>
          <table:table-cell office:value-type="float" office:value="-13.5925380758866" calcext:value-type="float">
            <text:p>-13.5925380758866</text:p>
          </table:table-cell>
          <table:table-cell office:value-type="float" office:value="3.92166918169156" calcext:value-type="float">
            <text:p>3.92166918169156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9.75988257943683" calcext:value-type="float">
            <text:p>-9.75988257943683</text:p>
          </table:table-cell>
          <table:table-cell office:value-type="float" office:value="-14.5743850498203" calcext:value-type="float">
            <text:p>-14.5743850498203</text:p>
          </table:table-cell>
          <table:table-cell office:value-type="float" office:value="-13.4314663639374" calcext:value-type="float">
            <text:p>-13.4314663639374</text:p>
          </table:table-cell>
          <table:table-cell office:value-type="float" office:value="-23.6437206996294" calcext:value-type="float">
            <text:p>-23.6437206996294</text:p>
          </table:table-cell>
          <table:table-cell office:value-type="float" office:value="-20.5658999435351" calcext:value-type="float">
            <text:p>-20.5658999435351</text:p>
          </table:table-cell>
          <table:table-cell office:value-type="float" office:value="-16.5449568792292" calcext:value-type="float">
            <text:p>-16.5449568792292</text:p>
          </table:table-cell>
          <table:table-cell office:value-type="float" office:value="-17.8936650400256" calcext:value-type="float">
            <text:p>-17.8936650400256</text:p>
          </table:table-cell>
          <table:table-cell office:value-type="float" office:value="-20.8281357540653" calcext:value-type="float">
            <text:p>-20.8281357540653</text:p>
          </table:table-cell>
          <table:table-cell office:value-type="float" office:value="-8.40573923570116" calcext:value-type="float">
            <text:p>-8.40573923570116</text:p>
          </table:table-cell>
          <table:table-cell office:value-type="float" office:value="-10.3749005542429" calcext:value-type="float">
            <text:p>-10.3749005542429</text:p>
          </table:table-cell>
          <table:table-cell office:value-type="float" office:value="-15.6022752099623" calcext:value-type="float">
            <text:p>-15.6022752099623</text:p>
          </table:table-cell>
          <table:table-cell office:value-type="float" office:value="5.18297691448686" calcext:value-type="float">
            <text:p>5.18297691448686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26.1409983611313" calcext:value-type="float">
            <text:p>-26.1409983611313</text:p>
          </table:table-cell>
          <table:table-cell office:value-type="float" office:value="-18.9781463831811" calcext:value-type="float">
            <text:p>-18.9781463831811</text:p>
          </table:table-cell>
          <table:table-cell office:value-type="float" office:value="-14.7297440554816" calcext:value-type="float">
            <text:p>-14.7297440554816</text:p>
          </table:table-cell>
          <table:table-cell office:value-type="float" office:value="-18.7051739552467" calcext:value-type="float">
            <text:p>-18.7051739552467</text:p>
          </table:table-cell>
          <table:table-cell office:value-type="float" office:value="-10.9148987648035" calcext:value-type="float">
            <text:p>-10.9148987648035</text:p>
          </table:table-cell>
          <table:table-cell office:value-type="float" office:value="-23.3747568741181" calcext:value-type="float">
            <text:p>-23.3747568741181</text:p>
          </table:table-cell>
          <table:table-cell office:value-type="float" office:value="-13.4035568799936" calcext:value-type="float">
            <text:p>-13.4035568799936</text:p>
          </table:table-cell>
          <table:table-cell office:value-type="float" office:value="-11.1015451122742" calcext:value-type="float">
            <text:p>-11.1015451122742</text:p>
          </table:table-cell>
          <table:table-cell office:value-type="float" office:value="-14.579528945168" calcext:value-type="float">
            <text:p>-14.579528945168</text:p>
          </table:table-cell>
          <table:table-cell office:value-type="float" office:value="-14.7253836885246" calcext:value-type="float">
            <text:p>-14.7253836885246</text:p>
          </table:table-cell>
          <table:table-cell office:value-type="float" office:value="-16.6653733019923" calcext:value-type="float">
            <text:p>-16.6653733019923</text:p>
          </table:table-cell>
          <table:table-cell office:value-type="float" office:value="5.0644464331583" calcext:value-type="float">
            <text:p>5.064446433158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1.5081864133129" calcext:value-type="float">
            <text:p>-21.5081864133129</text:p>
          </table:table-cell>
          <table:table-cell office:value-type="float" office:value="-20.630377997226" calcext:value-type="float">
            <text:p>-20.630377997226</text:p>
          </table:table-cell>
          <table:table-cell office:value-type="float" office:value="-20.6925502727053" calcext:value-type="float">
            <text:p>-20.6925502727053</text:p>
          </table:table-cell>
          <table:table-cell office:value-type="float" office:value="-14.796914377519" calcext:value-type="float">
            <text:p>-14.796914377519</text:p>
          </table:table-cell>
          <table:table-cell office:value-type="float" office:value="-30.3334087147502" calcext:value-type="float">
            <text:p>-30.3334087147502</text:p>
          </table:table-cell>
          <table:table-cell office:value-type="float" office:value="-23.1912511623932" calcext:value-type="float">
            <text:p>-23.1912511623932</text:p>
          </table:table-cell>
          <table:table-cell office:value-type="float" office:value="-18.8439826532861" calcext:value-type="float">
            <text:p>-18.8439826532861</text:p>
          </table:table-cell>
          <table:table-cell office:value-type="float" office:value="-20.6944930760432" calcext:value-type="float">
            <text:p>-20.6944930760432</text:p>
          </table:table-cell>
          <table:table-cell office:value-type="float" office:value="-14.5415399717234" calcext:value-type="float">
            <text:p>-14.5415399717234</text:p>
          </table:table-cell>
          <table:table-cell office:value-type="float" office:value="-22.378959597519" calcext:value-type="float">
            <text:p>-22.378959597519</text:p>
          </table:table-cell>
          <table:table-cell office:value-type="float" office:value="-20.7611664236478" calcext:value-type="float">
            <text:p>-20.7611664236478</text:p>
          </table:table-cell>
          <table:table-cell office:value-type="float" office:value="4.45553758247894" calcext:value-type="float">
            <text:p>4.45553758247894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float" office:value="-22.829530314192" calcext:value-type="float">
            <text:p>-22.829530314192</text:p>
          </table:table-cell>
          <table:table-cell office:value-type="float" office:value="-21.0367038250148" calcext:value-type="float">
            <text:p>-21.0367038250148</text:p>
          </table:table-cell>
          <table:table-cell office:value-type="float" office:value="-27.6403309634034" calcext:value-type="float">
            <text:p>-27.6403309634034</text:p>
          </table:table-cell>
          <table:table-cell office:value-type="float" office:value="-29.1659502637508" calcext:value-type="float">
            <text:p>-29.1659502637508</text:p>
          </table:table-cell>
          <table:table-cell office:value-type="float" office:value="-22.3923714158258" calcext:value-type="float">
            <text:p>-22.3923714158258</text:p>
          </table:table-cell>
          <table:table-cell office:value-type="float" office:value="-22.4677131133868" calcext:value-type="float">
            <text:p>-22.4677131133868</text:p>
          </table:table-cell>
          <table:table-cell table:number-columns-repeated="2" office:value-type="float" office:value="-23.1070850347994" calcext:value-type="float">
            <text:p>-23.1070850347994</text:p>
          </table:table-cell>
          <table:table-cell office:value-type="float" office:value="-22.829530314192" calcext:value-type="float">
            <text:p>-22.829530314192</text:p>
          </table:table-cell>
          <table:table-cell office:value-type="float" office:value="-23.7405830593556" calcext:value-type="float">
            <text:p>-23.7405830593556</text:p>
          </table:table-cell>
          <table:table-cell office:value-type="float" office:value="2.55351977722897" calcext:value-type="float">
            <text:p>2.55351977722897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06390486957164043, 0.014057410553247607, 0.023480195144198746, -0.21958958002763485]</text:p>
          </table:table-cell>
          <table:table-cell office:value-type="string" calcext:value-type="string">
            <text:p>[-3.065618282239657, -0.4673710184385449, -0.38167672122084717, -0.30314161153672803]</text:p>
          </table:table-cell>
          <table:table-cell office:value-type="string" calcext:value-type="string">
            <text:p>[-0.0444178840695475, -0.1609693311718674, -0.0392118097756633, -0.3033923539829786]</text:p>
          </table:table-cell>
          <table:table-cell office:value-type="string" calcext:value-type="string">
            <text:p>[-0.08969791369071167, -0.17138496352702148, -0.9938342083164242, -1.8767506402220802]</text:p>
          </table:table-cell>
          <table:table-cell office:value-type="string" calcext:value-type="string">
            <text:p>[-0.16462484559527368, -0.3068548063776211, -0.47033094304760326, -0.5608375561111378]</text:p>
          </table:table-cell>
          <table:table-cell office:value-type="string" calcext:value-type="string">
            <text:p>[-0.7672292764487221, -0.5583119272237091, -2.2616621769849354, -5.089021533305327]</text:p>
          </table:table-cell>
          <table:table-cell office:value-type="string" calcext:value-type="string">
            <text:p>[-0.13053204852240263, -0.16024209364096098, -0.1867544140879307, -0.1510455019231305]</text:p>
          </table:table-cell>
          <table:table-cell office:value-type="string" calcext:value-type="string">
            <text:p>[0.07720376679994922, 0.007711823204359369, -0.20304354790716683, -0.27767540252598977]</text:p>
          </table:table-cell>
          <table:table-cell office:value-type="string" calcext:value-type="string">
            <text:p>[-0.08969791369071167, -0.17138496352702148, -0.9938342083164242, -1.8767506402220802]</text:p>
          </table:table-cell>
          <table:table-cell office:value-type="string" calcext:value-type="string">
            <text:p>[-5.379802513427778, -0.7486467750206449, -1.0484348696267132, -1.396033855829670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16612920869858439, -0.2720766694010113, -0.9919545942348451, -1.9757786358482354]</text:p>
          </table:table-cell>
          <table:table-cell office:value-type="string" calcext:value-type="string">
            <text:p>[-6.624300132084238, -1.2545664841746573, -3.91375446589608, -7.240954868142824]</text:p>
          </table:table-cell>
          <table:table-cell office:value-type="string" calcext:value-type="string">
            <text:p>[-0.13322762346306138, -0.12016635822382771, -0.2747269051508683, -0.4488271471445815]</text:p>
          </table:table-cell>
          <table:table-cell office:value-type="string" calcext:value-type="string">
            <text:p>[-1.1209165579895153, -1.2499923373234578, -2.015272681002811, -2.4115111510931486]</text:p>
          </table:table-cell>
          <table:table-cell office:value-type="string" calcext:value-type="string">
            <text:p>[-3.05216723109778, -0.6118072890408666, -0.4591696707819226, -0.7851648634544128]</text:p>
          </table:table-cell>
          <table:table-cell office:value-type="string" calcext:value-type="string">
            <text:p>[-2.996532980858313, -0.5136943641109948, -0.6243477162277022, -0.5903460209814915]</text:p>
          </table:table-cell>
          <table:table-cell office:value-type="string" calcext:value-type="string">
            <text:p>[-0.2938770414051328, -0.25074342362096935, -0.24748363322388833, -0.35909679722556653]</text:p>
          </table:table-cell>
          <table:table-cell office:value-type="string" calcext:value-type="string">
            <text:p>[-6.288005871993185, -1.366670215059651, -4.417151377049011, -8.518545447821246]</text:p>
          </table:table-cell>
          <table:table-cell office:value-type="string" calcext:value-type="string">
            <text:p>[-1.7329168155729269, -1.3790673014438815, -3.8682108375795776, -7.34805775405134]</text:p>
          </table:table-cell>
          <table:table-cell office:value-type="string" calcext:value-type="string">
            <text:p>[-0.2938770414051328, -0.25074342362096935, -0.24748363322388833, -0.35909679722556653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09828332507852977, -0.3761708460184643, -1.8954928486500933, -4.099195385810583]</text:p>
          </table:table-cell>
          <table:table-cell office:value-type="string" calcext:value-type="string">
            <text:p>[-0.13888705834312898, -0.8674124123479565, -0.8555101442036195, -1.1995032535081496]</text:p>
          </table:table-cell>
          <table:table-cell office:value-type="string" calcext:value-type="string">
            <text:p>[-22.525758697741495, -3.0850355637845217, -5.129643613935109, -6.247212601927532]</text:p>
          </table:table-cell>
          <table:table-cell office:value-type="string" calcext:value-type="string">
            <text:p>[-4.646906740456691, -1.6499866368679728, -4.238895247599972, -8.298141369423861]</text:p>
          </table:table-cell>
          <table:table-cell office:value-type="string" calcext:value-type="string">
            <text:p>[-3.1446566380215923, -0.991391343942527, -0.912195711255448, -1.0383089255810996]</text:p>
          </table:table-cell>
          <table:table-cell office:value-type="string" calcext:value-type="string">
            <text:p>[-6.693739659283282, -1.5881956501966776, -4.419398565506394, -8.489690289034414]</text:p>
          </table:table-cell>
          <table:table-cell office:value-type="string" calcext:value-type="string">
            <text:p>[-6.590919604958145, -1.4113908643935913, -4.04982427308227, -7.251215301571534]</text:p>
          </table:table-cell>
          <table:table-cell office:value-type="string" calcext:value-type="string">
            <text:p>[-5.36083428082359, -1.2189789667026218, -1.844412593151823, -2.326704761832743]</text:p>
          </table:table-cell>
          <table:table-cell office:value-type="string" calcext:value-type="string">
            <text:p>[-5.569001759978476, -0.9780788041483968, -2.130492712514398, -3.5463603041877345]</text:p>
          </table:table-cell>
          <table:table-cell office:value-type="string" calcext:value-type="string">
            <text:p>[-7.570218519353267, -1.9701114946917286, -4.586710122614601, -8.60170874511314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30.782143298830846, -2.327131976451824, -5.912514630556753, -12.124122731190191]</text:p>
          </table:table-cell>
          <table:table-cell office:value-type="string" calcext:value-type="string">
            <text:p>[-4.5768673357238665, -2.317793865458384, -5.9306484733470555, -10.13977457534494]</text:p>
          </table:table-cell>
          <table:table-cell office:value-type="string" calcext:value-type="string">
            <text:p>[-1.3775515317083542, -1.7581374516641768, -6.605687771580793, -14.211769954063701]</text:p>
          </table:table-cell>
          <table:table-cell office:value-type="string" calcext:value-type="string">
            <text:p>[-0.2344389722674034, -0.3212833673992943, -0.8222864769065641, -0.7411684638211957]</text:p>
          </table:table-cell>
          <table:table-cell office:value-type="string" calcext:value-type="string">
            <text:p>[-7.371916410970547, -1.6373427088279158, -4.334215030933097, -8.709046647528119]</text:p>
          </table:table-cell>
          <table:table-cell office:value-type="string" calcext:value-type="string">
            <text:p>[-1.1278186491296527, -0.8703310983156909, -3.1028898986372955, -6.410354935213558]</text:p>
          </table:table-cell>
          <table:table-cell office:value-type="string" calcext:value-type="string">
            <text:p>[-1.7521936603932975, -2.016081395342084, -4.398399546120024, -8.206640411466658]</text:p>
          </table:table-cell>
          <table:table-cell office:value-type="string" calcext:value-type="string">
            <text:p>[-1.006141732985788, -1.2908805094585363, -1.9758896145253724, -2.6093783488621014]</text:p>
          </table:table-cell>
          <table:table-cell office:value-type="string" calcext:value-type="string">
            <text:p>[-2.046059808088696, -1.5407336283731254, -5.408732762340818, -10.517022527781261]</text:p>
          </table:table-cell>
          <table:table-cell office:value-type="string" calcext:value-type="string">
            <text:p>[-0.33227779212530173, -0.4004611389237134, -0.6056571823592982, -0.47174316534976946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1.142697175594476, -2.1813568546399154, -7.086117154219451, -14.27055211972954]</text:p>
          </table:table-cell>
          <table:table-cell office:value-type="string" calcext:value-type="string">
            <text:p>[-9.616328990910983, -2.107918606063919, -3.655771455358381, -4.954774081041813]</text:p>
          </table:table-cell>
          <table:table-cell office:value-type="string" calcext:value-type="string">
            <text:p>[-0.927828355694138, -1.1577911365935112, -3.3058635310483586, -6.79549111078861]</text:p>
          </table:table-cell>
          <table:table-cell office:value-type="string" calcext:value-type="string">
            <text:p>[-6.746941060563949, -1.945526259520225, -5.2317821548516275, -9.013257408456488]</text:p>
          </table:table-cell>
          <table:table-cell office:value-type="string" calcext:value-type="string">
            <text:p>[-1.9298184472479107, -0.8621649335784021, -2.9262975090956544, -6.082236512099581]</text:p>
          </table:table-cell>
          <table:table-cell office:value-type="string" calcext:value-type="string">
            <text:p>[-32.14641651007475, -1.4119372029707256, -2.3738199673797533, -3.0736427515660303]</text:p>
          </table:table-cell>
          <table:table-cell office:value-type="string" calcext:value-type="string">
            <text:p>[-1.0324644305414798, -1.2176918740786302, -3.65475147210077, -7.600423535799883]</text:p>
          </table:table-cell>
          <table:table-cell office:value-type="string" calcext:value-type="string">
            <text:p>[-19.58706665566632, -2.123290286418955, -2.517045089835457, -3.195269561843883]</text:p>
          </table:table-cell>
          <table:table-cell office:value-type="string" calcext:value-type="string">
            <text:p>[-2.0530486423573135, -1.9543592422522682, -6.670705031304314, -13.499691122579094]</text:p>
          </table:table-cell>
          <table:table-cell office:value-type="string" calcext:value-type="string">
            <text:p>[-22.51690147831855, -3.5816937077173927, -6.399830921013394, -7.574786186338511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6.017884767612425, -4.199717928967139, -11.42958795233817, -21.789665229180844]</text:p>
          </table:table-cell>
          <table:table-cell office:value-type="string" calcext:value-type="string">
            <text:p>[-6.553913664856026, -2.7251518555704735, -6.320908556404392, -10.58402742342901]</text:p>
          </table:table-cell>
          <table:table-cell office:value-type="string" calcext:value-type="string">
            <text:p>[-7.198954249385614, -4.831031689041598, -14.602793988277396, -27.179984690508462]</text:p>
          </table:table-cell>
          <table:table-cell office:value-type="string" calcext:value-type="string">
            <text:p>[-0.8569332947131247, -1.3631363096312965, -4.973907256734078, -10.769449763219896]</text:p>
          </table:table-cell>
          <table:table-cell office:value-type="string" calcext:value-type="string">
            <text:p>[-5.165524890986295, -2.292511142191933, -3.4108404208954557, -4.396770144641238]</text:p>
          </table:table-cell>
          <table:table-cell office:value-type="string" calcext:value-type="string">
            <text:p>[-8.527876637976384, -5.0754579033405856, -12.890331726578852, -25.29602059850513]</text:p>
          </table:table-cell>
          <table:table-cell office:value-type="string" calcext:value-type="string">
            <text:p>[-19.430060509754377, -2.0572266697656216, -3.3556159043842237, -5.255970207585081]</text:p>
          </table:table-cell>
          <table:table-cell office:value-type="string" calcext:value-type="string">
            <text:p>[-5.626443771002121, -1.4916314384383123, -3.188441937972075, -6.129033198381606]</text:p>
          </table:table-cell>
          <table:table-cell office:value-type="string" calcext:value-type="string">
            <text:p>[-24.166467392465464, -3.4778185408302242, -6.36542166601981, -10.584866886419974]</text:p>
          </table:table-cell>
          <table:table-cell office:value-type="string" calcext:value-type="string">
            <text:p>[-24.36859026139464, -3.3329629606428712, -7.260630007932667, -13.904834153570778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5.023711398863151, -2.2386686804691136, -5.498703089455703, -11.004461565873825]</text:p>
          </table:table-cell>
          <table:table-cell office:value-type="string" calcext:value-type="string">
            <text:p>[-3.4649037388837955, -2.845646724146733, -7.412144103696328, -12.971460269639735]</text:p>
          </table:table-cell>
          <table:table-cell office:value-type="string" calcext:value-type="string">
            <text:p>[-31.7752428036731, -3.9711622008520964, -7.35053313218228, -11.510228719121574]</text:p>
          </table:table-cell>
          <table:table-cell office:value-type="string" calcext:value-type="string">
            <text:p>[-18.901522054760633, -3.518005261067847, -5.576001097826877, -7.703985363958066]</text:p>
          </table:table-cell>
          <table:table-cell office:value-type="string" calcext:value-type="string">
            <text:p>[-4.816295310516372, -3.1168016273748655, -6.516447537826098, -10.807862120837065]</text:p>
          </table:table-cell>
          <table:table-cell office:value-type="string" calcext:value-type="string">
            <text:p>[-3.626703173143553, -2.8829103764172803, -6.701292563166872, -11.893205341075719]</text:p>
          </table:table-cell>
          <table:table-cell office:value-type="string" calcext:value-type="string">
            <text:p>[-34.56683927141522, -3.1956039171973316, -5.88839030196171, -11.061712017854418]</text:p>
          </table:table-cell>
          <table:table-cell office:value-type="string" calcext:value-type="string">
            <text:p>[-39.22733812360028, -2.7709647065052856, -4.723462620222607, -8.426611600771118]</text:p>
          </table:table-cell>
          <table:table-cell office:value-type="string" calcext:value-type="string">
            <text:p>[-4.604619876147775, -2.760644532280354, -7.144107047208714, -14.787055514832502]</text:p>
          </table:table-cell>
          <table:table-cell office:value-type="string" calcext:value-type="string">
            <text:p>[-35.393344308434635, -3.166548678313763, -5.55784644759858, -8.439079636160042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5.749397638392351, -3.365136161019544, -6.019740338997237, -8.674647955068139]</text:p>
          </table:table-cell>
          <table:table-cell office:value-type="string" calcext:value-type="string">
            <text:p>[-30.737167987784165, -3.3475816061476316, -6.604168233726093, -10.986547700358983]</text:p>
          </table:table-cell>
          <table:table-cell office:value-type="string" calcext:value-type="string">
            <text:p>[-32.769357580699385, -2.634633012378451, -5.313560045953092, -8.206766432973623]</text:p>
          </table:table-cell>
          <table:table-cell office:value-type="string" calcext:value-type="string">
            <text:p>[-30.573100317366908, -4.0747207191826895, -8.934788112587476, -18.009862502193762]</text:p>
          </table:table-cell>
          <table:table-cell office:value-type="string" calcext:value-type="string">
            <text:p>[-7.526204062939246, -2.649761335056189, -7.661284105744293, -14.97610074028428]</text:p>
          </table:table-cell>
          <table:table-cell office:value-type="string" calcext:value-type="string">
            <text:p>[-9.737974075305633, -1.7086046629358975, -4.856913877933078, -9.784776699328447]</text:p>
          </table:table-cell>
          <table:table-cell office:value-type="string" calcext:value-type="string">
            <text:p>[-6.847372673706387, -2.202361448162904, -4.001532285243314, -6.508754419007379]</text:p>
          </table:table-cell>
          <table:table-cell office:value-type="string" calcext:value-type="string">
            <text:p>[-9.713632534476279, -3.176942255025761, -10.139769484288031, -22.153353779039552]</text:p>
          </table:table-cell>
          <table:table-cell office:value-type="string" calcext:value-type="string">
            <text:p>[-17.815674976789573, -4.464691540443844, -6.678875187160194, -9.058232705884484]</text:p>
          </table:table-cell>
          <table:table-cell office:value-type="string" calcext:value-type="string">
            <text:p>[-6.009231791867631, -2.581576836723465, -6.966763577772439, -13.13977562989068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47.77434805698755, -4.798761753682745, -6.453107431867777, -7.962385152377793]</text:p>
          </table:table-cell>
          <table:table-cell office:value-type="string" calcext:value-type="string">
            <text:p>[-7.5788775808597775, -3.8673312825889816, -10.893228246309029, -20.213037831380888]</text:p>
          </table:table-cell>
          <table:table-cell office:value-type="string" calcext:value-type="string">
            <text:p>[-31.323506316239012, -3.8130853301885814, -8.565576502198823, -13.51266854397184]</text:p>
          </table:table-cell>
          <table:table-cell office:value-type="string" calcext:value-type="string">
            <text:p>[-22.30465544982696, -4.524754356497773, -11.757939284227437, -21.427059759139787]</text:p>
          </table:table-cell>
          <table:table-cell office:value-type="string" calcext:value-type="string">
            <text:p>[-2.384071493945017, -3.746445349636107, -11.554513416252576, -22.155865290654408]</text:p>
          </table:table-cell>
          <table:table-cell office:value-type="string" calcext:value-type="string">
            <text:p>[-20.586178350729956, -3.9580459008313085, -9.57853230814585, -18.248919471302383]</text:p>
          </table:table-cell>
          <table:table-cell office:value-type="string" calcext:value-type="string">
            <text:p>[-7.044552421722283, -2.803581130956312, -5.5047164909745705, -9.265375122326747]</text:p>
          </table:table-cell>
          <table:table-cell office:value-type="string" calcext:value-type="string">
            <text:p>[-24.06924898952201, -3.7470977057242782, -6.54205270135344, -11.154316838417078]</text:p>
          </table:table-cell>
          <table:table-cell office:value-type="string" calcext:value-type="string">
            <text:p>[-32.53975772504505, -3.6234560027589735, -7.099131595915287, -11.699935806590677]</text:p>
          </table:table-cell>
          <table:table-cell office:value-type="string" calcext:value-type="string">
            <text:p>[-17.313337105169534, -4.354960933395424, -9.743107036203869, -16.546512705266636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8.628087797233919, -2.047001246396185, -4.592571063105111, -10.053243082475127]</text:p>
          </table:table-cell>
          <table:table-cell office:value-type="string" calcext:value-type="string">
            <text:p>[-31.61073552508704, -3.5433138034473455, -7.294401365304171, -12.122994126344278]</text:p>
          </table:table-cell>
          <table:table-cell office:value-type="string" calcext:value-type="string">
            <text:p>[-18.990137615144143, -3.1261014071590987, -6.285081855679575, -11.249065211449526]</text:p>
          </table:table-cell>
          <table:table-cell office:value-type="string" calcext:value-type="string">
            <text:p>[-17.53444154513042, -3.6608007808121013, -6.266209422895619, -9.834795670158814]</text:p>
          </table:table-cell>
          <table:table-cell office:value-type="string" calcext:value-type="string">
            <text:p>[-31.595224165148327, -3.2400879173319908, -6.575067959271186, -11.416017156043324]</text:p>
          </table:table-cell>
          <table:table-cell office:value-type="string" calcext:value-type="string">
            <text:p>[-20.71980045421844, -3.8593232923834986, -8.184974060929262, -18.187451133977504]</text:p>
          </table:table-cell>
          <table:table-cell office:value-type="string" calcext:value-type="string">
            <text:p>[-6.623196914604446, -3.120172934277643, -8.732967332046204, -15.584584482260277]</text:p>
          </table:table-cell>
          <table:table-cell office:value-type="string" calcext:value-type="string">
            <text:p>[-30.73050220929843, -2.824956521689459, -5.546249154200988, -10.030486522365667]</text:p>
          </table:table-cell>
          <table:table-cell office:value-type="string" calcext:value-type="string">
            <text:p>[-17.803199138300883, -3.1534047562975287, -5.150790353446744, -8.742445988505775]</text:p>
          </table:table-cell>
          <table:table-cell office:value-type="string" calcext:value-type="string">
            <text:p>[-17.664026314871762, -4.193867368447379, -7.016846055150294, -12.32470152025890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0.79525852876248, -4.0256951171517175, -7.459380627046652, -11.791053249327788]</text:p>
          </table:table-cell>
          <table:table-cell office:value-type="string" calcext:value-type="string">
            <text:p>[-49.953571097041106, -6.6685379217972685, -12.46473227202709, -22.049950331656554]</text:p>
          </table:table-cell>
          <table:table-cell office:value-type="string" calcext:value-type="string">
            <text:p>[-18.67953308270165, -4.582659272281342, -8.815261079930337, -16.982742578169052]</text:p>
          </table:table-cell>
          <table:table-cell office:value-type="string" calcext:value-type="string">
            <text:p>[-9.25352080608004, -3.056827234576809, -6.629924787363906, -10.710587507048963]</text:p>
          </table:table-cell>
          <table:table-cell office:value-type="string" calcext:value-type="string">
            <text:p>[-49.93640365345584, -5.558439592931208, -10.236059481682357, -19.356599275761432]</text:p>
          </table:table-cell>
          <table:table-cell office:value-type="string" calcext:value-type="string">
            <text:p>[-31.827423189049963, -3.5212546487772833, -6.322641313285771, -11.56152292623418]</text:p>
          </table:table-cell>
          <table:table-cell office:value-type="string" calcext:value-type="string">
            <text:p>[-24.48212423461591, -4.624017420870463, -8.360162364963175, -13.046720239767318]</text:p>
          </table:table-cell>
          <table:table-cell office:value-type="string" calcext:value-type="string">
            <text:p>[-18.018444758880126, -4.358376181901424, -9.512497900360529, -18.018409531701728]</text:p>
          </table:table-cell>
          <table:table-cell office:value-type="string" calcext:value-type="string">
            <text:p>[-17.918854488535874, -3.1637510226656618, -4.15174054693106, -6.476148428607442]</text:p>
          </table:table-cell>
          <table:table-cell office:value-type="string" calcext:value-type="string">
            <text:p>[-49.63257459459582, -5.587091539784383, -11.515548723760505, -22.24454585433524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8.627850064287568, -3.0551813505534042, -7.437603596431264, -13.862372158627467]</text:p>
          </table:table-cell>
          <table:table-cell office:value-type="string" calcext:value-type="string">
            <text:p>[-24.416390902926842, -3.623707145575006, -9.179336818868, -15.891258900977533]</text:p>
          </table:table-cell>
          <table:table-cell office:value-type="string" calcext:value-type="string">
            <text:p>[-50.4891688577854, -5.942424736384178, -10.929286289087914, -20.555072331413804]</text:p>
          </table:table-cell>
          <table:table-cell office:value-type="string" calcext:value-type="string">
            <text:p>[-24.44332675607235, -3.2270305368537144, -6.671402430951545, -12.134361857450493]</text:p>
          </table:table-cell>
          <table:table-cell office:value-type="string" calcext:value-type="string">
            <text:p>[-36.36236861463009, -4.290454100301266, -6.743117709042301, -10.497007761103427]</text:p>
          </table:table-cell>
          <table:table-cell office:value-type="string" calcext:value-type="string">
            <text:p>[-38.571034806494396, -6.0673930663936115, -10.16226257217545, -13.485025915197335]</text:p>
          </table:table-cell>
          <table:table-cell office:value-type="string" calcext:value-type="string">
            <text:p>[-18.02415186349604, -4.348599574203682, -7.183041457893324, -10.587461156894484]</text:p>
          </table:table-cell>
          <table:table-cell office:value-type="string" calcext:value-type="string">
            <text:p>[-18.635669145566624, -4.529698609774369, -7.875537269111477, -11.746641765861376]</text:p>
          </table:table-cell>
          <table:table-cell office:value-type="string" calcext:value-type="string">
            <text:p>[-35.30325232702427, -3.453691275606219, -6.261717252920018, -9.68900033782556]</text:p>
          </table:table-cell>
          <table:table-cell office:value-type="string" calcext:value-type="string">
            <text:p>[-34.73021518135548, -4.132582570090926, -7.318679688292273, -13.21714427996294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9.911806305567694, -3.665650177962787, -8.933363479217293, -16.52871035499952]</text:p>
          </table:table-cell>
          <table:table-cell office:value-type="string" calcext:value-type="string">
            <text:p>[-36.939029869125584, -4.040096949570504, -7.070543909689375, -10.24786947089562]</text:p>
          </table:table-cell>
          <table:table-cell office:value-type="string" calcext:value-type="string">
            <text:p>[-34.87018494045093, -3.7095025172366958, -5.715821309634506, -9.430356688427445]</text:p>
          </table:table-cell>
          <table:table-cell office:value-type="string" calcext:value-type="string">
            <text:p>[-63.86997676532688, -5.890196748578269, -9.509501140030373, -15.30520814458216]</text:p>
          </table:table-cell>
          <table:table-cell office:value-type="string" calcext:value-type="string">
            <text:p>[-56.97385163506634, -6.5244410022025745, -7.701506638276645, -11.063800498594812]</text:p>
          </table:table-cell>
          <table:table-cell office:value-type="string" calcext:value-type="string">
            <text:p>[-44.97587132812444, -4.456213689618815, -6.811937479856467, -9.935805019317122]</text:p>
          </table:table-cell>
          <table:table-cell office:value-type="string" calcext:value-type="string">
            <text:p>[-49.29538135650382, -5.340848697249667, -6.27597602453871, -10.662454081810257]</text:p>
          </table:table-cell>
          <table:table-cell office:value-type="string" calcext:value-type="string">
            <text:p>[-36.70582107153233, -6.922434045286985, -14.10765252869528, -25.576635370746793]</text:p>
          </table:table-cell>
          <table:table-cell office:value-type="string" calcext:value-type="string">
            <text:p>[-11.25564958983476, -4.073498972020917, -6.994181785232922, -11.299626595716017]</text:p>
          </table:table-cell>
          <table:table-cell office:value-type="string" calcext:value-type="string">
            <text:p>[-20.194353610312852, -3.1351267338614264, -5.722636532137604, -12.447485340659625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64.1506352426747, -5.847782737302576, -12.779255452055027, -21.786320012492876]</text:p>
          </table:table-cell>
          <table:table-cell office:value-type="string" calcext:value-type="string">
            <text:p>[-50.836186002380444, -4.559449379229141, -7.757660306052538, -12.759289845062405]</text:p>
          </table:table-cell>
          <table:table-cell office:value-type="string" calcext:value-type="string">
            <text:p>[-34.06340082404391, -4.549010902819162, -7.664599949536988, -12.641964545526196]</text:p>
          </table:table-cell>
          <table:table-cell office:value-type="string" calcext:value-type="string">
            <text:p>[-58.83548511519423, -5.225946683719074, -4.895640422083969, -5.863623599989642]</text:p>
          </table:table-cell>
          <table:table-cell office:value-type="string" calcext:value-type="string">
            <text:p>[-18.29697701132107, -3.1678328501599795, -7.567010117125039, -14.627775080608064]</text:p>
          </table:table-cell>
          <table:table-cell office:value-type="string" calcext:value-type="string">
            <text:p>[-54.97685437742763, -8.0658267854127, -12.226329412335058, -18.230016921297086]</text:p>
          </table:table-cell>
          <table:table-cell office:value-type="string" calcext:value-type="string">
            <text:p>[-34.93908155390735, -3.6619250696706684, -6.1367998942209345, -8.876421002175384]</text:p>
          </table:table-cell>
          <table:table-cell office:value-type="string" calcext:value-type="string">
            <text:p>[-24.86514007940319, -3.173026803389445, -6.1399157983031305, -10.228097768001177]</text:p>
          </table:table-cell>
          <table:table-cell office:value-type="string" calcext:value-type="string">
            <text:p>[-37.555699956928, -3.4549848945653494, -6.424031458375401, -10.883399470803079]</text:p>
          </table:table-cell>
          <table:table-cell office:value-type="string" calcext:value-type="string">
            <text:p>[-36.38116769118569, -4.600961735241427, -7.485529649339306, -10.433875678331827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61.017486110584464, -6.7334622979309255, -7.455588194565355, -10.826209050170753]</text:p>
          </table:table-cell>
          <table:table-cell office:value-type="string" calcext:value-type="string">
            <text:p>[-57.77138680475562, -7.1092421772578795, -7.686785898287352, -9.954097108603355]</text:p>
          </table:table-cell>
          <table:table-cell office:value-type="string" calcext:value-type="string">
            <text:p>[-61.06739090448603, -6.518428404893473, -6.7335627517857155, -8.450819029655833]</text:p>
          </table:table-cell>
          <table:table-cell office:value-type="string" calcext:value-type="string">
            <text:p>[-40.02639140103994, -4.1130198689450115, -5.807501396608061, -9.240744843483007]</text:p>
          </table:table-cell>
          <table:table-cell office:value-type="string" calcext:value-type="string">
            <text:p>[-79.8155580993982, -8.130408343273231, -12.497269845214355, -20.890398571115053]</text:p>
          </table:table-cell>
          <table:table-cell office:value-type="string" calcext:value-type="string">
            <text:p>[-64.68359847861376, -6.150847036657137, -8.0150404112318, -13.91551872307013]</text:p>
          </table:table-cell>
          <table:table-cell office:value-type="string" calcext:value-type="string">
            <text:p>[-40.40792581228554, -5.57726139875776, -10.278116418450622, -19.112626983650504]</text:p>
          </table:table-cell>
          <table:table-cell office:value-type="string" calcext:value-type="string">
            <text:p>[-59.65545119353837, -5.614731977840726, -6.944465540777545, -10.56332359201624]</text:p>
          </table:table-cell>
          <table:table-cell office:value-type="string" calcext:value-type="string">
            <text:p>[-35.03475313146558, -4.98098691618607, -7.845463414584386, -10.304956424657696]</text:p>
          </table:table-cell>
          <table:table-cell office:value-type="string" calcext:value-type="string">
            <text:p>[-58.88765399941411, -6.91184463165011, -9.55612646917372, -14.16021328983805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-66.8281437518426, -7.07043424958731, -8.017539443969923, -9.402003811368287]</text:p>
          </table:table-cell>
          <table:table-cell office:value-type="string" calcext:value-type="string">
            <text:p>[-61.19297512880566, -7.266894634533494, -6.961943135972315, -8.72500240074785]</text:p>
          </table:table-cell>
          <table:table-cell office:value-type="string" calcext:value-type="string">
            <text:p>[-85.72988072946404, -9.319645829860846, -6.951105922571066, -8.560691371717667]</text:p>
          </table:table-cell>
          <table:table-cell office:value-type="string" calcext:value-type="string">
            <text:p>[-90.52380925571843, -8.337190795633864, -8.226013978141665, -9.576787025509393]</text:p>
          </table:table-cell>
          <table:table-cell office:value-type="string" calcext:value-type="string">
            <text:p>[-66.12912702028675, -7.279552591232585, -7.209642819702955, -8.951163232080894]</text:p>
          </table:table-cell>
          <table:table-cell office:value-type="string" calcext:value-type="string">
            <text:p>[-67.13149158386034, -6.923086462016781, -7.011881910652784, -8.804392497017211]</text:p>
          </table:table-cell>
          <table:table-cell table:number-columns-repeated="2" office:value-type="string" calcext:value-type="string">
            <text:p>[-68.34369307686534, -8.318448106138177, -6.920997484762048, -8.845201471431952]</text:p>
          </table:table-cell>
          <table:table-cell office:value-type="string" calcext:value-type="string">
            <text:p>[-66.8281437518426, -7.07043424958731, -8.017539443969923, -9.402003811368287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455999025214176, 0.4713356477259431, 0.5272857346331365, 0.6015535155300107]</text:p>
          </table:table-cell>
          <table:table-cell office:value-type="string" calcext:value-type="string">
            <text:p>[0.30086639363468, 0.473707867946858, 0.5293466186085568, 0.6019752889225948]</text:p>
          </table:table-cell>
          <table:table-cell office:value-type="string" calcext:value-type="string">
            <text:p>[0.24630803043851032, 0.47220316973769566, 0.5276163782676051, 0.601770743461039]</text:p>
          </table:table-cell>
          <table:table-cell office:value-type="string" calcext:value-type="string">
            <text:p>[0.24711444720751474, 0.4720330916836124, 0.5326949791884185, 0.6110880699352388]</text:p>
          </table:table-cell>
          <table:table-cell office:value-type="string" calcext:value-type="string">
            <text:p>[0.2500063640780596, 0.4728338405274234, 0.5293726828020919, 0.6035993549836428]</text:p>
          </table:table-cell>
          <table:table-cell office:value-type="string" calcext:value-type="string">
            <text:p>[0.24638538132608265, 0.4731532865022176, 0.5379689507409928, 0.6300475428143046]</text:p>
          </table:table-cell>
          <table:table-cell office:value-type="string" calcext:value-type="string">
            <text:p>[0.2469246957952728, 0.47216423661583606, 0.5283945320846847, 0.6012300894218073]</text:p>
          </table:table-cell>
          <table:table-cell office:value-type="string" calcext:value-type="string">
            <text:p>[0.24671159615766367, 0.4712693940993614, 0.5283926252811377, 0.6019397162125502]</text:p>
          </table:table-cell>
          <table:table-cell office:value-type="string" calcext:value-type="string">
            <text:p>[0.24711444720751474, 0.4720330916836124, 0.5326949791884185, 0.6110880699352388]</text:p>
          </table:table-cell>
          <table:table-cell office:value-type="string" calcext:value-type="string">
            <text:p>[0.24842423901374092, 0.47484234197989444, 0.5323887850851656, 0.607744744986982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4727050733158695, 0.4726600063692257, 0.5326419605249141, 0.6113321909805685]</text:p>
          </table:table-cell>
          <table:table-cell office:value-type="string" calcext:value-type="string">
            <text:p>[0.29048159393788336, 0.4752347984232084, 0.5464831370314861, 0.6436993104610295]</text:p>
          </table:table-cell>
          <table:table-cell office:value-type="string" calcext:value-type="string">
            <text:p>[0.2476861574916306, 0.47185120858555535, 0.5287278031758303, 0.6029285268926707]</text:p>
          </table:table-cell>
          <table:table-cell office:value-type="string" calcext:value-type="string">
            <text:p>[0.2512900460414738, 0.4766958831202575, 0.5375962726830504, 0.6144788389383556]</text:p>
          </table:table-cell>
          <table:table-cell office:value-type="string" calcext:value-type="string">
            <text:p>[0.30098338209028275, 0.4742988254578994, 0.529640005700812, 0.6046773484398638]</text:p>
          </table:table-cell>
          <table:table-cell office:value-type="string" calcext:value-type="string">
            <text:p>[0.30194462962588914, 0.47382819352474126, 0.5306000321468712, 0.6039893742134946]</text:p>
          </table:table-cell>
          <table:table-cell office:value-type="string" calcext:value-type="string">
            <text:p>[0.24730051584589172, 0.4725762445267091, 0.5287148237990622, 0.6024716311754662]</text:p>
          </table:table-cell>
          <table:table-cell office:value-type="string" calcext:value-type="string">
            <text:p>[0.2899489041032452, 0.4759165889482973, 0.549291283442566, 0.6520226242148903]</text:p>
          </table:table-cell>
          <table:table-cell office:value-type="string" calcext:value-type="string">
            <text:p>[0.2489495628353931, 0.47696409646717286, 0.5454879339339895, 0.6444192456183623]</text:p>
          </table:table-cell>
          <table:table-cell office:value-type="string" calcext:value-type="string">
            <text:p>[0.24730051584589172, 0.4725762445267091, 0.5287148237990622, 0.6024716311754662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4709097788276446, 0.4721750953928123, 0.5374725121067992, 0.624920832739939]</text:p>
          </table:table-cell>
          <table:table-cell office:value-type="string" calcext:value-type="string">
            <text:p>[0.24632389656524217, 0.47565212903138343, 0.5317892378673652, 0.6077330413865025]</text:p>
          </table:table-cell>
          <table:table-cell office:value-type="string" calcext:value-type="string">
            <text:p>[0.3159995847720655, 0.4838617366539952, 0.5522788475616596, 0.6376288997997042]</text:p>
          </table:table-cell>
          <table:table-cell office:value-type="string" calcext:value-type="string">
            <text:p>[0.3000662851559225, 0.47746085488510714, 0.5469345699382705, 0.6492252807285376]</text:p>
          </table:table-cell>
          <table:table-cell office:value-type="string" calcext:value-type="string">
            <text:p>[0.30429738502917225, 0.4760305653212349, 0.5315388763278156, 0.6059127879898131]</text:p>
          </table:table-cell>
          <table:table-cell office:value-type="string" calcext:value-type="string">
            <text:p>[0.28959681251361197, 0.47655053307642703, 0.5487486554351722, 0.6509213277299042]</text:p>
          </table:table-cell>
          <table:table-cell office:value-type="string" calcext:value-type="string">
            <text:p>[0.29064486749708646, 0.47630132396161223, 0.5471584360452905, 0.6436413490198578]</text:p>
          </table:table-cell>
          <table:table-cell office:value-type="string" calcext:value-type="string">
            <text:p>[0.24893853411594208, 0.4769729827485809, 0.5369744636297009, 0.6139768521610841]</text:p>
          </table:table-cell>
          <table:table-cell office:value-type="string" calcext:value-type="string">
            <text:p>[0.2493199284094255, 0.47596394123399954, 0.5377881246202065, 0.6201957611457704]</text:p>
          </table:table-cell>
          <table:table-cell office:value-type="string" calcext:value-type="string">
            <text:p>[0.29346476887763956, 0.47985030835230014, 0.5506788176881863, 0.6518141964481157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219839028879131, 0.48052966523664215, 0.5567881450441066, 0.672717094586015]</text:p>
          </table:table-cell>
          <table:table-cell office:value-type="string" calcext:value-type="string">
            <text:p>[0.30228043660682663, 0.4808642258231645, 0.5558318418648369, 0.6608586075444535]</text:p>
          </table:table-cell>
          <table:table-cell office:value-type="string" calcext:value-type="string">
            <text:p>[0.24959018780426886, 0.47795367960402546, 0.5599576715981305, 0.6852864859022928]</text:p>
          </table:table-cell>
          <table:table-cell office:value-type="string" calcext:value-type="string">
            <text:p>[0.2557208400041551, 0.47271139763075715, 0.5318468328327318, 0.6048728027475854]</text:p>
          </table:table-cell>
          <table:table-cell office:value-type="string" calcext:value-type="string">
            <text:p>[0.2932333629013107, 0.477900063143237, 0.5495709635411821, 0.6526163872936097]</text:p>
          </table:table-cell>
          <table:table-cell office:value-type="string" calcext:value-type="string">
            <text:p>[0.2481064778158707, 0.4744925349182049, 0.5423639811639105, 0.6372379483799915]</text:p>
          </table:table-cell>
          <table:table-cell office:value-type="string" calcext:value-type="string">
            <text:p>[0.2503364241042173, 0.47991775300663103, 0.5492175438433468, 0.6494658911185085]</text:p>
          </table:table-cell>
          <table:table-cell office:value-type="string" calcext:value-type="string">
            <text:p>[0.2506087735625157, 0.4772668791553934, 0.5372854745293439, 0.615721839556916]</text:p>
          </table:table-cell>
          <table:table-cell office:value-type="string" calcext:value-type="string">
            <text:p>[0.24953745504313415, 0.47752689498945056, 0.553591100678869, 0.663000099833826]</text:p>
          </table:table-cell>
          <table:table-cell office:value-type="string" calcext:value-type="string">
            <text:p>[0.25478442069729373, 0.47331299507362434, 0.5306689607780277, 0.603084289020655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4933601395848784, 0.480740225379057, 0.5628146075364593, 0.6859807494784422]</text:p>
          </table:table-cell>
          <table:table-cell office:value-type="string" calcext:value-type="string">
            <text:p>[0.2946755024309364, 0.4805192833540607, 0.5450114888022828, 0.6297838176892551]</text:p>
          </table:table-cell>
          <table:table-cell office:value-type="string" calcext:value-type="string">
            <text:p>[0.24590019086684786, 0.47489922642085897, 0.5436861193853509, 0.6403725177085444]</text:p>
          </table:table-cell>
          <table:table-cell office:value-type="string" calcext:value-type="string">
            <text:p>[0.29746432634967707, 0.47839568596005155, 0.5537169243877166, 0.6542789492093033]</text:p>
          </table:table-cell>
          <table:table-cell office:value-type="string" calcext:value-type="string">
            <text:p>[0.2524429477684704, 0.4749953908631196, 0.541517085119657, 0.6362553476220146]</text:p>
          </table:table-cell>
          <table:table-cell office:value-type="string" calcext:value-type="string">
            <text:p>[0.3363396356217343, 0.4780113000024507, 0.5394160583369849, 0.6174746034888074]</text:p>
          </table:table-cell>
          <table:table-cell office:value-type="string" calcext:value-type="string">
            <text:p>[0.2488735661289288, 0.4755777486996124, 0.5451556382413337, 0.6456269375429695]</text:p>
          </table:table-cell>
          <table:table-cell office:value-type="string" calcext:value-type="string">
            <text:p>[0.301840415500752, 0.48085482494915177, 0.5395652340590567, 0.6188013658966328]</text:p>
          </table:table-cell>
          <table:table-cell office:value-type="string" calcext:value-type="string">
            <text:p>[0.2541612301618857, 0.4799151457637556, 0.5607611029607275, 0.6806808767812613]</text:p>
          </table:table-cell>
          <table:table-cell office:value-type="string" calcext:value-type="string">
            <text:p>[0.3167512553396288, 0.48686238614348176, 0.5585900201970093, 0.6455961609004981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541705477670274, 0.48960526437475743, 0.5840287756554783, 0.7301089872170641]</text:p>
          </table:table-cell>
          <table:table-cell office:value-type="string" calcext:value-type="string">
            <text:p>[0.2915001001588184, 0.4822612567046702, 0.5591626775593288, 0.6635837609297573]</text:p>
          </table:table-cell>
          <table:table-cell office:value-type="string" calcext:value-type="string">
            <text:p>[0.29784498579836693, 0.49357222063016465, 0.6005802433186911, 0.7625498250214585]</text:p>
          </table:table-cell>
          <table:table-cell office:value-type="string" calcext:value-type="string">
            <text:p>[0.24789415233988288, 0.4762640499260148, 0.5515834081775238, 0.6640129951769955]</text:p>
          </table:table-cell>
          <table:table-cell office:value-type="string" calcext:value-type="string">
            <text:p>[0.2527862698612089, 0.48200353280033015, 0.5451478826190074, 0.6264538653236834]</text:p>
          </table:table-cell>
          <table:table-cell office:value-type="string" calcext:value-type="string">
            <text:p>[0.3049329241603068, 0.49444328498571355, 0.591280293306631, 0.7511148954028594]</text:p>
          </table:table-cell>
          <table:table-cell office:value-type="string" calcext:value-type="string">
            <text:p>[0.302691806540189, 0.48051954047954915, 0.5431793315824232, 0.630924580597463]</text:p>
          </table:table-cell>
          <table:table-cell office:value-type="string" calcext:value-type="string">
            <text:p>[0.24969575652079076, 0.47802422019027, 0.543772516715529, 0.6359079709542652]</text:p>
          </table:table-cell>
          <table:table-cell office:value-type="string" calcext:value-type="string">
            <text:p>[0.31514508549334996, 0.4869962318854071, 0.5592900520152712, 0.6630620185845619]</text:p>
          </table:table-cell>
          <table:table-cell office:value-type="string" calcext:value-type="string">
            <text:p>[0.31619029008880795, 0.48596496472226164, 0.5643073765698139, 0.682745926629901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0000819577466775, 0.48073382029308703, 0.554042551917034, 0.666458811366868]</text:p>
          </table:table-cell>
          <table:table-cell office:value-type="string" calcext:value-type="string">
            <text:p>[0.2542922994277148, 0.48327217636318465, 0.5650734982400112, 0.6766406986384152]</text:p>
          </table:table-cell>
          <table:table-cell office:value-type="string" calcext:value-type="string">
            <text:p>[0.3484258847124924, 0.4896418093073258, 0.5639922396286807, 0.6695559355557789]</text:p>
          </table:table-cell>
          <table:table-cell office:value-type="string" calcext:value-type="string">
            <text:p>[0.30782362023525817, 0.48719523914971835, 0.5555627321144556, 0.6458336314845411]</text:p>
          </table:table-cell>
          <table:table-cell office:value-type="string" calcext:value-type="string">
            <text:p>[0.3020636503167898, 0.48436549716458904, 0.5595471579770317, 0.6653652270509551]</text:p>
          </table:table-cell>
          <table:table-cell office:value-type="string" calcext:value-type="string">
            <text:p>[0.30793236162844934, 0.48389674172858954, 0.5621538355105743, 0.6714414361665743]</text:p>
          </table:table-cell>
          <table:table-cell office:value-type="string" calcext:value-type="string">
            <text:p>[0.33627986223906065, 0.4860591464743094, 0.5569159134392477, 0.6664537427649806]</text:p>
          </table:table-cell>
          <table:table-cell office:value-type="string" calcext:value-type="string">
            <text:p>[0.3726418727510881, 0.48241813373151443, 0.5511343009508751, 0.6500935318105927]</text:p>
          </table:table-cell>
          <table:table-cell office:value-type="string" calcext:value-type="string">
            <text:p>[0.30483370991132713, 0.4827319240253833, 0.5623166200031402, 0.6893418119791495]</text:p>
          </table:table-cell>
          <table:table-cell office:value-type="string" calcext:value-type="string">
            <text:p>[0.3597278970411239, 0.48593679609776314, 0.5560220378006964, 0.649642669860370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5461822026203007, 0.48670015369485153, 0.5585063887028229, 0.6512946882109706]</text:p>
          </table:table-cell>
          <table:table-cell office:value-type="string" calcext:value-type="string">
            <text:p>[0.32783329722757637, 0.4850753680861139, 0.5601373579086384, 0.6646718133279831]</text:p>
          </table:table-cell>
          <table:table-cell office:value-type="string" calcext:value-type="string">
            <text:p>[0.33749127158906334, 0.4825645131270042, 0.5545408542493573, 0.6487159080066022]</text:p>
          </table:table-cell>
          <table:table-cell office:value-type="string" calcext:value-type="string">
            <text:p>[0.32173464495545384, 0.49075152369008157, 0.5716524116614706, 0.7072575824541137]</text:p>
          </table:table-cell>
          <table:table-cell office:value-type="string" calcext:value-type="string">
            <text:p>[0.25421291299377713, 0.48340840105737215, 0.5655278588654573, 0.689947295995603]</text:p>
          </table:table-cell>
          <table:table-cell office:value-type="string" calcext:value-type="string">
            <text:p>[0.29644171167967337, 0.47820782327102357, 0.5520237846909537, 0.6595484494838475]</text:p>
          </table:table-cell>
          <table:table-cell office:value-type="string" calcext:value-type="string">
            <text:p>[0.25315171403552067, 0.4809994767659874, 0.547317369579969, 0.6394010421352092]</text:p>
          </table:table-cell>
          <table:table-cell office:value-type="string" calcext:value-type="string">
            <text:p>[0.2588429766728288, 0.48573531858907754, 0.5791225189655779, 0.7318192439322494]</text:p>
          </table:table-cell>
          <table:table-cell office:value-type="string" calcext:value-type="string">
            <text:p>[0.30803504145129457, 0.4903867768627772, 0.5617733065883563, 0.6542112835354212]</text:p>
          </table:table-cell>
          <table:table-cell office:value-type="string" calcext:value-type="string">
            <text:p>[0.25287653148355854, 0.4828085515593367, 0.560919655266677, 0.6777271737837284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4030145488735011, 0.49321843173330654, 0.5604506041228838, 0.6468416355833824]</text:p>
          </table:table-cell>
          <table:table-cell office:value-type="string" calcext:value-type="string">
            <text:p>[0.25455368842888637, 0.48897807979872004, 0.5824609478895476, 0.7202722776356809]</text:p>
          </table:table-cell>
          <table:table-cell office:value-type="string" calcext:value-type="string">
            <text:p>[0.33432915174020855, 0.48865535808260063, 0.5702542035244706, 0.6809665974049506]</text:p>
          </table:table-cell>
          <table:table-cell office:value-type="string" calcext:value-type="string">
            <text:p>[0.31431349487867205, 0.49095115098207354, 0.5866459369827769, 0.7281967502077232]</text:p>
          </table:table-cell>
          <table:table-cell office:value-type="string" calcext:value-type="string">
            <text:p>[0.2533199722694374, 0.48654024985869554, 0.5845854963021178, 0.731930627116471]</text:p>
          </table:table-cell>
          <table:table-cell office:value-type="string" calcext:value-type="string">
            <text:p>[0.3140858513424343, 0.48879563324243536, 0.5746827640939576, 0.709495162437604]</text:p>
          </table:table-cell>
          <table:table-cell office:value-type="string" calcext:value-type="string">
            <text:p>[0.29817059500562093, 0.483494913795508, 0.5543656009236058, 0.6545779960753716]</text:p>
          </table:table-cell>
          <table:table-cell office:value-type="string" calcext:value-type="string">
            <text:p>[0.31460853007976797, 0.48820821764425626, 0.5605159714761424, 0.6653961089571193]</text:p>
          </table:table-cell>
          <table:table-cell office:value-type="string" calcext:value-type="string">
            <text:p>[0.345722398496812, 0.48710421305306073, 0.5648640475091211, 0.6696313119336719]</text:p>
          </table:table-cell>
          <table:table-cell office:value-type="string" calcext:value-type="string">
            <text:p>[0.3098137756143155, 0.48988014859550716, 0.5750515517545098, 0.699312841834424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26169139134802755, 0.48065166920236085, 0.5489838335525635, 0.6601391581370811]</text:p>
          </table:table-cell>
          <table:table-cell office:value-type="string" calcext:value-type="string">
            <text:p>[0.3468657230521839, 0.4877703886410266, 0.5634488279405157, 0.6726835782465805]</text:p>
          </table:table-cell>
          <table:table-cell office:value-type="string" calcext:value-type="string">
            <text:p>[0.30585555207543547, 0.4851170177181024, 0.5595777177734319, 0.6670187523554254]</text:p>
          </table:table-cell>
          <table:table-cell office:value-type="string" calcext:value-type="string">
            <text:p>[0.30803123889733774, 0.48822883448686416, 0.5581815625008091, 0.6581696674247615]</text:p>
          </table:table-cell>
          <table:table-cell office:value-type="string" calcext:value-type="string">
            <text:p>[0.32462626233941994, 0.4848802211537287, 0.5600227413050108, 0.6674919919478223]</text:p>
          </table:table-cell>
          <table:table-cell office:value-type="string" calcext:value-type="string">
            <text:p>[0.3193444324739395, 0.4891232840298612, 0.5677085250193499, 0.7080595698387475]</text:p>
          </table:table-cell>
          <table:table-cell office:value-type="string" calcext:value-type="string">
            <text:p>[0.2948141174203985, 0.4842610400677511, 0.5699059050069323, 0.6937981334773575]</text:p>
          </table:table-cell>
          <table:table-cell office:value-type="string" calcext:value-type="string">
            <text:p>[0.32444362448994324, 0.4835714437071859, 0.5544258075749827, 0.6593326568135125]</text:p>
          </table:table-cell>
          <table:table-cell office:value-type="string" calcext:value-type="string">
            <text:p>[0.3178161108574371, 0.48603137207257996, 0.552491694946382, 0.651474659882052]</text:p>
          </table:table-cell>
          <table:table-cell office:value-type="string" calcext:value-type="string">
            <text:p>[0.3050038328467371, 0.4906373748067646, 0.5630369342146606, 0.6729338504405568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245677167677189, 0.48874594381372044, 0.5647897923816114, 0.6698532752020891]</text:p>
          </table:table-cell>
          <table:table-cell office:value-type="string" calcext:value-type="string">
            <text:p>[0.4085829953083747, 0.5027343387545787, 0.5909272987334873, 0.7316656543714609]</text:p>
          </table:table-cell>
          <table:table-cell office:value-type="string" calcext:value-type="string">
            <text:p>[0.3126389734387793, 0.4919645731990037, 0.572051480567858, 0.7007833049606129]</text:p>
          </table:table-cell>
          <table:table-cell office:value-type="string" calcext:value-type="string">
            <text:p>[0.2974399922441279, 0.48373713652901373, 0.5612158536189997, 0.6645616893771253]</text:p>
          </table:table-cell>
          <table:table-cell office:value-type="string" calcext:value-type="string">
            <text:p>[0.4092275898796381, 0.4968020111155689, 0.5790790276950031, 0.7157463141991197]</text:p>
          </table:table-cell>
          <table:table-cell office:value-type="string" calcext:value-type="string">
            <text:p>[0.34807567366261244, 0.4873329874788637, 0.5580726881593185, 0.6701447313297003]</text:p>
          </table:table-cell>
          <table:table-cell office:value-type="string" calcext:value-type="string">
            <text:p>[0.315951924477323, 0.4931285257668788, 0.5706823064910599, 0.6772046241918589]</text:p>
          </table:table-cell>
          <table:table-cell office:value-type="string" calcext:value-type="string">
            <text:p>[0.3091088958105266, 0.4914056130200423, 0.575390529591737, 0.7072744671863349]</text:p>
          </table:table-cell>
          <table:table-cell office:value-type="string" calcext:value-type="string">
            <text:p>[0.314358792093237, 0.48513241012796116, 0.5488773971499571, 0.6390828374248566]</text:p>
          </table:table-cell>
          <table:table-cell office:value-type="string" calcext:value-type="string">
            <text:p>[0.3790556806785947, 0.49717122387947443, 0.5870279075284636, 0.7339457459723354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2861916402557043, 0.4857056866367144, 0.5635755136126712, 0.6821480747568086]</text:p>
          </table:table-cell>
          <table:table-cell office:value-type="string" calcext:value-type="string">
            <text:p>[0.32067249611866233, 0.487382133403847, 0.5731278756507493, 0.6951274891156789]</text:p>
          </table:table-cell>
          <table:table-cell office:value-type="string" calcext:value-type="string">
            <text:p>[0.4110305915340743, 0.4985199912295576, 0.5823131342270822, 0.722244612542173]</text:p>
          </table:table-cell>
          <table:table-cell office:value-type="string" calcext:value-type="string">
            <text:p>[0.31818488465302946, 0.4866932040182852, 0.5609241257215748, 0.67178426237813]</text:p>
          </table:table-cell>
          <table:table-cell office:value-type="string" calcext:value-type="string">
            <text:p>[0.36960472508750614, 0.4899068764775336, 0.5608834782988509, 0.6628113915275656]</text:p>
          </table:table-cell>
          <table:table-cell office:value-type="string" calcext:value-type="string">
            <text:p>[0.3631636787182638, 0.4994340808588557, 0.5800850030467553, 0.6799385509342203]</text:p>
          </table:table-cell>
          <table:table-cell office:value-type="string" calcext:value-type="string">
            <text:p>[0.31115208513222836, 0.4900067031526991, 0.5629165042510994, 0.663858648395237]</text:p>
          </table:table-cell>
          <table:table-cell office:value-type="string" calcext:value-type="string">
            <text:p>[0.3192804213762344, 0.49033573353289484, 0.5662609256506211, 0.6702489202907159]</text:p>
          </table:table-cell>
          <table:table-cell office:value-type="string" calcext:value-type="string">
            <text:p>[0.3612705294454955, 0.4872084622689227, 0.5596028628058406, 0.6571129092770409]</text:p>
          </table:table-cell>
          <table:table-cell office:value-type="string" calcext:value-type="string">
            <text:p>[0.34483883515125496, 0.48953852195832764, 0.5642758251761992, 0.67986059234355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27046111653383914, 0.48774721514228925, 0.5706852320751391, 0.6981220741810593]</text:p>
          </table:table-cell>
          <table:table-cell office:value-type="string" calcext:value-type="string">
            <text:p>[0.3454743393196839, 0.4892866072915715, 0.5637453655733794, 0.6619331420941502]</text:p>
          </table:table-cell>
          <table:table-cell office:value-type="string" calcext:value-type="string">
            <text:p>[0.3671392063959017, 0.4878742076962211, 0.5560694672976388, 0.6553543196149738]</text:p>
          </table:table-cell>
          <table:table-cell office:value-type="string" calcext:value-type="string">
            <text:p>[0.4528193617103638, 0.4986726738394687, 0.5763478827661972, 0.6925087638058043]</text:p>
          </table:table-cell>
          <table:table-cell office:value-type="string" calcext:value-type="string">
            <text:p>[0.44697958468652205, 0.5019313029096517, 0.5658084130862107, 0.6659038366603486]</text:p>
          </table:table-cell>
          <table:table-cell office:value-type="string" calcext:value-type="string">
            <text:p>[0.3636495794749697, 0.4910836647366192, 0.5619356434329694, 0.6587689830816279]</text:p>
          </table:table-cell>
          <table:table-cell office:value-type="string" calcext:value-type="string">
            <text:p>[0.4200380307737596, 0.49641341116711657, 0.559708613403155, 0.6637567692904947]</text:p>
          </table:table-cell>
          <table:table-cell office:value-type="string" calcext:value-type="string">
            <text:p>[0.377172043527693, 0.5025805011194231, 0.6001107116297489, 0.7525608732201998]</text:p>
          </table:table-cell>
          <table:table-cell office:value-type="string" calcext:value-type="string">
            <text:p>[0.306730143406215, 0.48857984632034457, 0.5631961939945391, 0.6678647106630801]</text:p>
          </table:table-cell>
          <table:table-cell office:value-type="string" calcext:value-type="string">
            <text:p>[0.32064361566080546, 0.4851071292490596, 0.5548215977041776, 0.674976792606815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4638320155249095, 0.4976641481279458, 0.5921784771192601, 0.7295590610753261]</text:p>
          </table:table-cell>
          <table:table-cell office:value-type="string" calcext:value-type="string">
            <text:p>[0.39647699872456227, 0.4910833668558186, 0.5663724044703831, 0.6765422748388701]</text:p>
          </table:table-cell>
          <table:table-cell office:value-type="string" calcext:value-type="string">
            <text:p>[0.35705075160884037, 0.49186472157193595, 0.5655175945673179, 0.6751050092739499]</text:p>
          </table:table-cell>
          <table:table-cell office:value-type="string" calcext:value-type="string">
            <text:p>[0.4509479466436691, 0.49549074094924334, 0.5526628154002119, 0.634872597458386]</text:p>
          </table:table-cell>
          <table:table-cell office:value-type="string" calcext:value-type="string">
            <text:p>[0.31606525998616464, 0.48473108735942394, 0.5662670396924838, 0.6872709576957242]</text:p>
          </table:table-cell>
          <table:table-cell office:value-type="string" calcext:value-type="string">
            <text:p>[0.4338624513141744, 0.5093611937800003, 0.5901859705308377, 0.7080358103823734]</text:p>
          </table:table-cell>
          <table:table-cell office:value-type="string" calcext:value-type="string">
            <text:p>[0.3654901349380678, 0.4876158507639135, 0.5586118616507209, 0.6530515788180645]</text:p>
          </table:table-cell>
          <table:table-cell office:value-type="string" calcext:value-type="string">
            <text:p>[0.3221722565067289, 0.4846538076063099, 0.5589772553297592, 0.6601957724544101]</text:p>
          </table:table-cell>
          <table:table-cell office:value-type="string" calcext:value-type="string">
            <text:p>[0.3489931788912783, 0.48684097302777407, 0.5599555356003371, 0.6653070971845677]</text:p>
          </table:table-cell>
          <table:table-cell office:value-type="string" calcext:value-type="string">
            <text:p>[0.3729549354382099, 0.49144525179885606, 0.5647439903179968, 0.6622267181948729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7493068684039225, 0.5031473029760969, 0.56585578187596, 0.664383614547511]</text:p>
          </table:table-cell>
          <table:table-cell office:value-type="string" calcext:value-type="string">
            <text:p>[0.45423245971368936, 0.5044914322799339, 0.5665236155540604, 0.658595953281991]</text:p>
          </table:table-cell>
          <table:table-cell office:value-type="string" calcext:value-type="string">
            <text:p>[0.47242119087676154, 0.5021538861329841, 0.5620493372315878, 0.6496992222283949]</text:p>
          </table:table-cell>
          <table:table-cell office:value-type="string" calcext:value-type="string">
            <text:p>[0.3895061591271439, 0.49030927922488365, 0.5565230104494576, 0.6556695110548938]</text:p>
          </table:table-cell>
          <table:table-cell office:value-type="string" calcext:value-type="string">
            <text:p>[0.4721033382767846, 0.5082369764168875, 0.5903796163634832, 0.7247094783612853]</text:p>
          </table:table-cell>
          <table:table-cell office:value-type="string" calcext:value-type="string">
            <text:p>[0.480380013675043, 0.500402103521322, 0.5669940974124256, 0.6831849618953766]</text:p>
          </table:table-cell>
          <table:table-cell office:value-type="string" calcext:value-type="string">
            <text:p>[0.3452487114841086, 0.49651011835383946, 0.5788734684074609, 0.7113917461027391]</text:p>
          </table:table-cell>
          <table:table-cell office:value-type="string" calcext:value-type="string">
            <text:p>[0.46582875668440243, 0.49698920553361997, 0.5627058579848846, 0.6626134912055763]</text:p>
          </table:table-cell>
          <table:table-cell office:value-type="string" calcext:value-type="string">
            <text:p>[0.36621882671160205, 0.49354475254123026, 0.568005510485418, 0.6618952022762737]</text:p>
          </table:table-cell>
          <table:table-cell office:value-type="string" calcext:value-type="string">
            <text:p>[0.456648882473384, 0.5038052693809324, 0.5751005928668181, 0.6837111090968506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0.44196876221965553, 0.5044586582694893, 0.5685208666301929, 0.6559929094327795]</text:p>
          </table:table-cell>
          <table:table-cell office:value-type="string" calcext:value-type="string">
            <text:p>[0.4764063127404352, 0.5056721261591013, 0.5632066678182855, 0.6518991495905341]</text:p>
          </table:table-cell>
          <table:table-cell office:value-type="string" calcext:value-type="string">
            <text:p>[0.5381466405118595, 0.515214063897092, 0.5638434614633498, 0.6512535263540599]</text:p>
          </table:table-cell>
          <table:table-cell office:value-type="string" calcext:value-type="string">
            <text:p>[0.5087428332975528, 0.5106034023488913, 0.5695776993446445, 0.657071069861212]</text:p>
          </table:table-cell>
          <table:table-cell office:value-type="string" calcext:value-type="string">
            <text:p>[0.48297250595246904, 0.5055317560120706, 0.5641493469251162, 0.6529166831050818]</text:p>
          </table:table-cell>
          <table:table-cell office:value-type="string" calcext:value-type="string">
            <text:p>[0.46877486374287003, 0.5037487416182032, 0.5637352207132231, 0.6518568779580483]</text:p>
          </table:table-cell>
          <table:table-cell table:number-columns-repeated="2" office:value-type="string" calcext:value-type="string">
            <text:p>[0.5100677938455671, 0.5105933600704858, 0.5635241162523399, 0.6529160911564069]</text:p>
          </table:table-cell>
          <table:table-cell office:value-type="string" calcext:value-type="string">
            <text:p>[0.44196876221965553, 0.5044586582694893, 0.5685208666301929, 0.6559929094327795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10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ap06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3', 'dh04']</text:p>
          </table:table-cell>
          <table:table-cell office:value-type="string" calcext:value-type="string">
            <text:p>['ap04', 'dh02']</text:p>
          </table:table-cell>
          <table:table-cell office:value-type="string" calcext:value-type="string">
            <text:p>['ap01', 'dh07']</text:p>
          </table:table-cell>
          <table:table-cell office:value-type="string" calcext:value-type="string">
            <text:p>['ap03', 'dh09']</text:p>
          </table:table-cell>
          <table:table-cell office:value-type="string" calcext:value-type="string">
            <text:p>['ap07', 'dh03']</text:p>
          </table:table-cell>
          <table:table-cell office:value-type="string" calcext:value-type="string">
            <text:p>['ap07', 'dh01']</text:p>
          </table:table-cell>
          <table:table-cell office:value-type="string" calcext:value-type="string">
            <text:p>['ap01', 'dh03']</text:p>
          </table:table-cell>
          <table:table-cell office:value-type="string" calcext:value-type="string">
            <text:p>['ap04', 'dh06']</text:p>
          </table:table-cell>
          <table:table-cell office:value-type="string" calcext:value-type="string">
            <text:p>['ap03', 'ap05']</text:p>
          </table:table-cell>
          <table:table-cell office:value-type="string" calcext:value-type="string">
            <text:p>['ap01', 'dh03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4', 'dh06', 'dh07']</text:p>
          </table:table-cell>
          <table:table-cell office:value-type="string" calcext:value-type="string">
            <text:p>['dh03', 'dh06', 'dh09']</text:p>
          </table:table-cell>
          <table:table-cell office:value-type="string" calcext:value-type="string">
            <text:p>['ap04', 'ap06', 'dh09']</text:p>
          </table:table-cell>
          <table:table-cell office:value-type="string" calcext:value-type="string">
            <text:p>['ap05', 'ap07', 'dh06']</text:p>
          </table:table-cell>
          <table:table-cell office:value-type="string" calcext:value-type="string">
            <text:p>['ap07', 'dh03', 'dh05']</text:p>
          </table:table-cell>
          <table:table-cell office:value-type="string" calcext:value-type="string">
            <text:p>['ap04', 'dh02', 'dh10']</text:p>
          </table:table-cell>
          <table:table-cell office:value-type="string" calcext:value-type="string">
            <text:p>['ap04', 'dh02', 'dh05']</text:p>
          </table:table-cell>
          <table:table-cell office:value-type="string" calcext:value-type="string">
            <text:p>['ap06', 'dh01', 'dh09']</text:p>
          </table:table-cell>
          <table:table-cell office:value-type="string" calcext:value-type="string">
            <text:p>['ap06', 'dh03', 'dh04']</text:p>
          </table:table-cell>
          <table:table-cell office:value-type="string" calcext:value-type="string">
            <text:p>['ap03', 'ap04', 'dh08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ap07', 'dh07', 'dh08']</text:p>
          </table:table-cell>
          <table:table-cell office:value-type="string" calcext:value-type="string">
            <text:p>['ap05', 'ap07', 'dh07', 'dh09']</text:p>
          </table:table-cell>
          <table:table-cell office:value-type="string" calcext:value-type="string">
            <text:p>['ap05', 'dh02', 'dh04', 'dh08']</text:p>
          </table:table-cell>
          <table:table-cell office:value-type="string" calcext:value-type="string">
            <text:p>['ap01', 'dh02', 'dh05', 'dh07']</text:p>
          </table:table-cell>
          <table:table-cell office:value-type="string" calcext:value-type="string">
            <text:p>['ap01', 'ap03', 'ap04', 'dh08']</text:p>
          </table:table-cell>
          <table:table-cell office:value-type="string" calcext:value-type="string">
            <text:p>['ap05', 'dh01', 'dh10', 'dh11']</text:p>
          </table:table-cell>
          <table:table-cell office:value-type="string" calcext:value-type="string">
            <text:p>['ap03', 'ap05', 'dh03', 'dh09']</text:p>
          </table:table-cell>
          <table:table-cell office:value-type="string" calcext:value-type="string">
            <text:p>['ap01', 'ap03', 'dh09', 'dh10']</text:p>
          </table:table-cell>
          <table:table-cell office:value-type="string" calcext:value-type="string">
            <text:p>['ap03', 'ap05', 'dh04', 'dh06']</text:p>
          </table:table-cell>
          <table:table-cell office:value-type="string" calcext:value-type="string">
            <text:p>['dh02', 'dh04', 'dh05', 'dh10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dh01', 'dh07', 'dh09', 'dh11']</text:p>
          </table:table-cell>
          <table:table-cell office:value-type="string" calcext:value-type="string">
            <text:p>['ap03', 'ap04', 'dh02', 'dh05', 'dh09']</text:p>
          </table:table-cell>
          <table:table-cell office:value-type="string" calcext:value-type="string">
            <text:p>['ap01', 'ap05', 'dh03', 'dh06', 'dh10']</text:p>
          </table:table-cell>
          <table:table-cell office:value-type="string" calcext:value-type="string">
            <text:p>['ap04', 'ap05', 'dh02', 'dh07', 'dh11']</text:p>
          </table:table-cell>
          <table:table-cell office:value-type="string" calcext:value-type="string">
            <text:p>['ap05', 'dh01', 'dh02', 'dh04', 'dh11']</text:p>
          </table:table-cell>
          <table:table-cell office:value-type="string" calcext:value-type="string">
            <text:p>['ap03', 'ap04', 'ap07', 'dh03', 'dh04']</text:p>
          </table:table-cell>
          <table:table-cell office:value-type="string" calcext:value-type="string">
            <text:p>['ap05', 'dh01', 'dh02', 'dh03', 'dh06']</text:p>
          </table:table-cell>
          <table:table-cell office:value-type="string" calcext:value-type="string">
            <text:p>['ap01', 'ap05', 'ap06', 'ap07', 'dh01']</text:p>
          </table:table-cell>
          <table:table-cell office:value-type="string" calcext:value-type="string">
            <text:p>['ap03', 'dh03', 'dh04', 'dh09', 'dh11']</text:p>
          </table:table-cell>
          <table:table-cell office:value-type="string" calcext:value-type="string">
            <text:p>['ap04', 'ap06', 'dh01', 'dh05', 'dh09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3', 'ap06', 'dh03', 'dh05', 'dh06', 'dh11']</text:p>
          </table:table-cell>
          <table:table-cell office:value-type="string" calcext:value-type="string">
            <text:p>['ap01', 'ap04', 'dh03', 'dh04', 'dh09', 'dh10']</text:p>
          </table:table-cell>
          <table:table-cell office:value-type="string" calcext:value-type="string">
            <text:p>['ap04', 'ap05', 'dh05', 'dh07', 'dh08', 'dh09']</text:p>
          </table:table-cell>
          <table:table-cell office:value-type="string" calcext:value-type="string">
            <text:p>['ap05', 'dh01', 'dh02', 'dh06', 'dh08', 'dh10']</text:p>
          </table:table-cell>
          <table:table-cell office:value-type="string" calcext:value-type="string">
            <text:p>['ap03', 'ap06', 'dh01', 'dh02', 'dh06', 'dh10']</text:p>
          </table:table-cell>
          <table:table-cell office:value-type="string" calcext:value-type="string">
            <text:p>['ap03', 'ap04', 'ap05', 'dh08', 'dh09', 'dh10']</text:p>
          </table:table-cell>
          <table:table-cell office:value-type="string" calcext:value-type="string">
            <text:p>['ap05', 'ap06', 'ap07', 'dh03', 'dh04', 'dh10']</text:p>
          </table:table-cell>
          <table:table-cell office:value-type="string" calcext:value-type="string">
            <text:p>['ap06', 'dh04', 'dh06', 'dh08', 'dh09', 'dh10']</text:p>
          </table:table-cell>
          <table:table-cell office:value-type="string" calcext:value-type="string">
            <text:p>['ap01', 'ap03', 'ap04', 'ap06', 'dh07', 'dh09']</text:p>
          </table:table-cell>
          <table:table-cell office:value-type="string" calcext:value-type="string">
            <text:p>['ap01', 'ap03', 'ap04', 'ap06', 'dh05', 'dh08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5', 'ap07', 'dh06', 'dh07', 'dh08', 'dh10']</text:p>
          </table:table-cell>
          <table:table-cell office:value-type="string" calcext:value-type="string">
            <text:p>['ap03', 'ap05', 'dh04', 'dh05', 'dh06', 'dh10', 'dh11']</text:p>
          </table:table-cell>
          <table:table-cell office:value-type="string" calcext:value-type="string">
            <text:p>['ap01', 'ap04', 'ap05', 'ap06', 'dh04', 'dh06', 'dh10']</text:p>
          </table:table-cell>
          <table:table-cell office:value-type="string" calcext:value-type="string">
            <text:p>['ap01', 'ap06', 'ap07', 'dh03', 'dh05', 'dh07', 'dh09']</text:p>
          </table:table-cell>
          <table:table-cell office:value-type="string" calcext:value-type="string">
            <text:p>['ap01', 'ap05', 'ap07', 'dh03', 'dh07', 'dh09', 'dh10']</text:p>
          </table:table-cell>
          <table:table-cell office:value-type="string" calcext:value-type="string">
            <text:p>['ap01', 'ap03', 'ap07', 'dh01', 'dh07', 'dh08', 'dh09']</text:p>
          </table:table-cell>
          <table:table-cell office:value-type="string" calcext:value-type="string">
            <text:p>['ap03', 'ap04', 'ap05', 'ap07', 'dh03', 'dh09', 'dh10']</text:p>
          </table:table-cell>
          <table:table-cell office:value-type="string" calcext:value-type="string">
            <text:p>['ap01', 'ap03', 'ap04', 'ap06', 'ap07', 'dh07', 'dh08']</text:p>
          </table:table-cell>
          <table:table-cell office:value-type="string" calcext:value-type="string">
            <text:p>['ap01', 'ap05', 'ap07', 'dh05', 'dh07', 'dh08', 'dh10']</text:p>
          </table:table-cell>
          <table:table-cell office:value-type="string" calcext:value-type="string">
            <text:p>['ap04', 'ap06', 'ap07', 'dh02', 'dh05', 'dh08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6', 'dh02', 'dh03', 'dh07', 'dh09', 'dh10']</text:p>
          </table:table-cell>
          <table:table-cell office:value-type="string" calcext:value-type="string">
            <text:p>['ap01', 'ap04', 'ap05', 'ap07', 'dh01', 'dh04', 'dh05', 'dh11']</text:p>
          </table:table-cell>
          <table:table-cell office:value-type="string" calcext:value-type="string">
            <text:p>['ap01', 'ap03', 'ap04', 'ap07', 'dh01', 'dh03', 'dh04', 'dh08']</text:p>
          </table:table-cell>
          <table:table-cell office:value-type="string" calcext:value-type="string">
            <text:p>['ap04', 'ap05', 'ap07', 'dh03', 'dh06', 'dh08', 'dh09', 'dh10']</text:p>
          </table:table-cell>
          <table:table-cell office:value-type="string" calcext:value-type="string">
            <text:p>['ap03', 'ap05', 'ap06', 'dh02', 'dh03', 'dh04', 'dh07', 'dh08']</text:p>
          </table:table-cell>
          <table:table-cell office:value-type="string" calcext:value-type="string">
            <text:p>['ap01', 'ap03', 'ap04', 'dh03', 'dh04', 'dh05', 'dh07', 'dh08']</text:p>
          </table:table-cell>
          <table:table-cell office:value-type="string" calcext:value-type="string">
            <text:p>['ap05', 'ap06', 'dh01', 'dh02', 'dh04', 'dh07', 'dh09', 'dh10']</text:p>
          </table:table-cell>
          <table:table-cell office:value-type="string" calcext:value-type="string">
            <text:p>['ap01', 'ap03', 'ap05', 'ap06', 'dh04', 'dh05', 'dh06', 'dh11']</text:p>
          </table:table-cell>
          <table:table-cell office:value-type="string" calcext:value-type="string">
            <text:p>['ap01', 'ap03', 'ap06', 'ap07', 'dh03', 'dh04', 'dh07', 'dh09']</text:p>
          </table:table-cell>
          <table:table-cell office:value-type="string" calcext:value-type="string">
            <text:p>['ap05', 'ap06', 'dh03', 'dh04', 'dh05', 'dh06', 'dh07', 'dh08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4', 'ap05', 'ap06', 'ap07', 'dh02', 'dh03', 'dh06', 'dh07', 'dh09']</text:p>
          </table:table-cell>
          <table:table-cell office:value-type="string" calcext:value-type="string">
            <text:p>['ap01', 'ap03', 'ap05', 'ap06', 'dh01', 'dh04', 'dh07', 'dh08', 'dh09']</text:p>
          </table:table-cell>
          <table:table-cell office:value-type="string" calcext:value-type="string">
            <text:p>['ap01', 'ap04', 'ap07', 'dh02', 'dh05', 'dh07', 'dh08', 'dh09', 'dh11']</text:p>
          </table:table-cell>
          <table:table-cell office:value-type="string" calcext:value-type="string">
            <text:p>['ap04', 'ap06', 'dh02', 'dh03', 'dh04', 'dh05', 'dh07', 'dh09', 'dh11']</text:p>
          </table:table-cell>
          <table:table-cell office:value-type="string" calcext:value-type="string">
            <text:p>['ap01', 'ap03', 'ap05', 'dh01', 'dh02', 'dh04', 'dh06', 'dh07', 'dh08']</text:p>
          </table:table-cell>
          <table:table-cell office:value-type="string" calcext:value-type="string">
            <text:p>['ap05', 'ap06', 'ap07', 'dh02', 'dh05', 'dh06', 'dh07', 'dh09', 'dh11']</text:p>
          </table:table-cell>
          <table:table-cell office:value-type="string" calcext:value-type="string">
            <text:p>['ap01', 'ap04', 'ap05', 'dh01', 'dh02', 'dh03', 'dh04', 'dh10', 'dh11']</text:p>
          </table:table-cell>
          <table:table-cell office:value-type="string" calcext:value-type="string">
            <text:p>['ap03', 'ap04', 'ap06', 'dh01', 'dh03', 'dh06', 'dh07', 'dh08', 'dh09']</text:p>
          </table:table-cell>
          <table:table-cell office:value-type="string" calcext:value-type="string">
            <text:p>['ap03', 'ap04', 'ap07', 'dh02', 'dh03', 'dh05', 'dh07', 'dh08', 'dh09']</text:p>
          </table:table-cell>
          <table:table-cell office:value-type="string" calcext:value-type="string">
            <text:p>['ap03', 'ap06', 'ap07', 'dh03', 'dh04', 'dh05', 'dh07', 'dh10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5', 'ap06', 'dh01', 'dh02', 'dh03', 'dh04', 'dh08', 'dh10', 'dh11']</text:p>
          </table:table-cell>
          <table:table-cell office:value-type="string" calcext:value-type="string">
            <text:p>['ap04', 'ap05', 'ap06', 'dh02', 'dh03', 'dh04', 'dh06', 'dh07', 'dh08', 'dh10']</text:p>
          </table:table-cell>
          <table:table-cell office:value-type="string" calcext:value-type="string">
            <text:p>['ap06', 'ap07', 'dh02', 'dh03', 'dh04', 'dh06', 'dh08', 'dh09', 'dh10', 'dh11']</text:p>
          </table:table-cell>
          <table:table-cell office:value-type="string" calcext:value-type="string">
            <text:p>['ap01', 'ap03', 'ap05', 'ap06', 'ap07', 'dh02', 'dh06', 'dh07', 'dh09', 'dh10']</text:p>
          </table:table-cell>
          <table:table-cell office:value-type="string" calcext:value-type="string">
            <text:p>['ap04', 'ap07', 'dh01', 'dh02', 'dh04', 'dh06', 'dh08', 'dh09', 'dh10', 'dh11']</text:p>
          </table:table-cell>
          <table:table-cell office:value-type="string" calcext:value-type="string">
            <text:p>['ap01', 'ap03', 'ap05', 'ap06', 'ap07', 'dh02', 'dh03', 'dh05', 'dh09', 'dh11']</text:p>
          </table:table-cell>
          <table:table-cell office:value-type="string" calcext:value-type="string">
            <text:p>['ap01', 'ap04', 'dh01', 'dh03', 'dh04', 'dh06', 'dh07', 'dh09', 'dh10', 'dh11']</text:p>
          </table:table-cell>
          <table:table-cell office:value-type="string" calcext:value-type="string">
            <text:p>['ap01', 'ap04', 'ap05', 'ap07', 'dh01', 'dh02', 'dh03', 'dh04', 'dh08', 'dh11']</text:p>
          </table:table-cell>
          <table:table-cell office:value-type="string" calcext:value-type="string">
            <text:p>['ap01', 'ap03', 'ap05', 'ap06', 'ap07', 'dh02', 'dh04', 'dh05', 'dh06', 'dh10']</text:p>
          </table:table-cell>
          <table:table-cell office:value-type="string" calcext:value-type="string">
            <text:p>['ap03', 'ap05', 'ap06', 'ap07', 'dh03', 'dh04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4', 'ap05', 'ap07', 'dh02', 'dh03', 'dh04', 'dh06', 'dh07', 'dh08', 'dh11']</text:p>
          </table:table-cell>
          <table:table-cell office:value-type="string" calcext:value-type="string">
            <text:p>['ap01', 'ap04', 'ap05', 'ap06', 'ap07', 'dh02', 'dh04', 'dh06', 'dh07', 'dh09', 'dh11']</text:p>
          </table:table-cell>
          <table:table-cell office:value-type="string" calcext:value-type="string">
            <text:p>['ap01', 'ap03', 'ap05', 'ap06', 'ap07', 'dh01', 'dh05', 'dh06', 'dh07', 'dh08', 'dh11']</text:p>
          </table:table-cell>
          <table:table-cell office:value-type="string" calcext:value-type="string">
            <text:p>['ap01', 'ap04', 'ap05', 'dh01', 'dh02', 'dh03', 'dh05', 'dh07', 'dh08', 'dh09', 'dh11']</text:p>
          </table:table-cell>
          <table:table-cell office:value-type="string" calcext:value-type="string">
            <text:p>['ap04', 'ap05', 'ap06', 'ap07', 'dh02', 'dh04', 'dh05', 'dh06', 'dh07', 'dh09', 'dh11']</text:p>
          </table:table-cell>
          <table:table-cell office:value-type="string" calcext:value-type="string">
            <text:p>['ap04', 'ap05', 'ap06', 'dh02', 'dh03', 'dh04', 'dh06', 'dh07', 'dh08', 'dh09', 'dh10']</text:p>
          </table:table-cell>
          <table:table-cell office:value-type="string" calcext:value-type="string">
            <text:p>['ap03', 'ap04', 'ap06', 'dh02', 'dh03', 'dh04', 'dh05', 'dh06', 'dh08', 'dh09', 'dh10']</text:p>
          </table:table-cell>
          <table:table-cell office:value-type="string" calcext:value-type="string">
            <text:p>['ap03', 'ap05', 'ap06', 'ap07', 'dh04', 'dh05', 'dh06', 'dh07', 'dh09', 'dh10', 'dh11']</text:p>
          </table:table-cell>
          <table:table-cell office:value-type="string" calcext:value-type="string">
            <text:p>['ap03', 'ap05', 'ap06', 'ap07', 'dh02', 'dh03', 'dh04', 'dh05', 'dh06', 'dh09', 'dh10']</text:p>
          </table:table-cell>
          <table:table-cell office:value-type="string" calcext:value-type="string">
            <text:p>['ap01', 'ap03', 'ap04', 'ap06', 'ap07', 'dh02', 'dh05', 'dh06', 'dh09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5', 'ap06', 'dh01', 'dh02', 'dh03', 'dh04', 'dh05', 'dh09', 'dh10', 'dh11']</text:p>
          </table:table-cell>
          <table:table-cell office:value-type="string" calcext:value-type="string">
            <text:p>['ap01', 'ap03', 'ap04', 'ap06', 'dh02', 'dh04', 'dh05', 'dh06', 'dh07', 'dh08', 'dh09', 'dh11']</text:p>
          </table:table-cell>
          <table:table-cell office:value-type="string" calcext:value-type="string">
            <text:p>['ap01', 'ap04', 'ap05', 'ap06', 'ap07', 'dh01', 'dh02', 'dh05', 'dh06', 'dh07', 'dh09', 'dh11']</text:p>
          </table:table-cell>
          <table:table-cell office:value-type="string" calcext:value-type="string">
            <text:p>['ap01', 'ap03', 'ap04', 'ap06', 'dh02', 'dh04', 'dh05', 'dh06', 'dh07', 'dh08', 'dh09', 'dh10']</text:p>
          </table:table-cell>
          <table:table-cell office:value-type="string" calcext:value-type="string">
            <text:p>['ap01', 'ap03', 'ap04', 'ap05', 'ap06', 'dh01', 'dh03', 'dh04', 'dh07', 'dh08', 'dh10', 'dh11']</text:p>
          </table:table-cell>
          <table:table-cell office:value-type="string" calcext:value-type="string">
            <text:p>['ap04', 'ap06', 'ap07', 'dh02', 'dh03', 'dh05', 'dh06', 'dh07', 'dh08', 'dh09', 'dh10', 'dh11']</text:p>
          </table:table-cell>
          <table:table-cell office:value-type="string" calcext:value-type="string">
            <text:p>['ap01', 'ap03', 'ap06', 'ap07', 'dh01', 'dh02', 'dh04', 'dh06', 'dh07', 'dh08', 'dh09', 'dh10']</text:p>
          </table:table-cell>
          <table:table-cell office:value-type="string" calcext:value-type="string">
            <text:p>['ap03', 'ap06', 'ap07', 'dh01', 'dh02', 'dh03', 'dh05', 'dh07', 'dh08', 'dh09', 'dh10', 'dh11']</text:p>
          </table:table-cell>
          <table:table-cell office:value-type="string" calcext:value-type="string">
            <text:p>['ap03', 'ap04', 'ap05', 'ap06', 'dh02', 'dh03', 'dh04', 'dh05', 'dh06', 'dh07', 'dh08', 'dh11']</text:p>
          </table:table-cell>
          <table:table-cell office:value-type="string" calcext:value-type="string">
            <text:p>['ap03', 'ap04', 'ap05', 'ap07', 'dh01', 'dh02', 'dh03', 'dh04', 'dh05', 'dh06', 'dh09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5', 'ap06', 'dh01', 'dh03', 'dh04', 'dh05', 'dh06', 'dh07', 'dh08', 'dh09', 'dh11']</text:p>
          </table:table-cell>
          <table:table-cell office:value-type="string" calcext:value-type="string">
            <text:p>['ap01', 'ap03', 'ap04', 'ap05', 'ap07', 'dh01', 'dh02', 'dh04', 'dh06', 'dh07', 'dh08', 'dh09', 'dh11']</text:p>
          </table:table-cell>
          <table:table-cell office:value-type="string" calcext:value-type="string">
            <text:p>['ap01', 'ap03', 'ap04', 'ap05', 'ap06', 'dh01', 'dh02', 'dh05', 'dh06', 'dh08', 'dh09', 'dh10', 'dh11']</text:p>
          </table:table-cell>
          <table:table-cell office:value-type="string" calcext:value-type="string">
            <text:p>['ap01', 'ap03', 'ap04', 'ap05', 'ap06', 'ap07', 'dh02', 'dh03', 'dh04', 'dh05', 'dh07', 'dh08', 'dh09']</text:p>
          </table:table-cell>
          <table:table-cell office:value-type="string" calcext:value-type="string">
            <text:p>['ap03', 'ap04', 'ap05', 'ap06', 'ap07', 'dh01', 'dh03', 'dh04', 'dh05', 'dh07', 'dh08', 'dh10', 'dh11']</text:p>
          </table:table-cell>
          <table:table-cell office:value-type="string" calcext:value-type="string">
            <text:p>['ap03', 'ap04', 'ap06', 'ap07', 'dh01', 'dh02', 'dh03', 'dh05', 'dh06', 'dh07', 'dh08', 'dh09', 'dh11']</text:p>
          </table:table-cell>
          <table:table-cell office:value-type="string" calcext:value-type="string">
            <text:p>['ap01', 'ap04', 'ap05', 'ap06', 'ap07', 'dh01', 'dh02', 'dh03', 'dh06', 'dh08', 'dh09', 'dh10', 'dh11']</text:p>
          </table:table-cell>
          <table:table-cell office:value-type="string" calcext:value-type="string">
            <text:p>['ap01', 'ap03', 'ap04', 'ap05', 'ap06', 'dh01', 'dh03', 'dh05', 'dh07', 'dh08', 'dh09', 'dh10', 'dh11']</text:p>
          </table:table-cell>
          <table:table-cell office:value-type="string" calcext:value-type="string">
            <text:p>['ap01', 'ap03', 'ap04', 'ap05', 'dh01', 'dh02', 'dh03', 'dh04', 'dh06', 'dh07', 'dh09', 'dh10', 'dh11']</text:p>
          </table:table-cell>
          <table:table-cell office:value-type="string" calcext:value-type="string">
            <text:p>['ap01', 'ap03', 'ap05', 'ap06', 'ap07', 'dh01', 'dh02', 'dh03', 'dh05', 'dh06', 'dh08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ap07', 'dh01', 'dh03', 'dh04', 'dh05', 'dh07', 'dh09', 'dh10', 'dh11']</text:p>
          </table:table-cell>
          <table:table-cell office:value-type="string" calcext:value-type="string">
            <text:p>['ap01', 'ap03', 'ap04', 'ap06', 'ap07', 'dh01', 'dh02', 'dh03', 'dh04', 'dh05', 'dh06', 'dh07', 'dh10', 'dh11']</text:p>
          </table:table-cell>
          <table:table-cell office:value-type="string" calcext:value-type="string">
            <text:p>['ap01', 'ap04', 'ap05', 'ap06', 'dh01', 'dh02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6', 'dh07', 'dh09', 'dh10', 'dh11']</text:p>
          </table:table-cell>
          <table:table-cell office:value-type="string" calcext:value-type="string">
            <text:p>['ap01', 'ap03', 'ap04', 'ap05', 'dh01', 'dh02', 'dh03', 'dh04', 'dh05', 'dh06', 'dh08', 'dh09', 'dh10', 'dh11']</text:p>
          </table:table-cell>
          <table:table-cell office:value-type="string" calcext:value-type="string">
            <text:p>['ap03', 'ap04', 'ap05', 'ap06', 'ap07', 'dh01', 'dh02', 'dh03', 'dh04', 'dh05', 'dh06', 'dh07', 'dh09', 'dh10']</text:p>
          </table:table-cell>
          <table:table-cell office:value-type="string" calcext:value-type="string">
            <text:p>['ap03', 'ap04', 'ap05', 'ap06', 'dh01', 'dh02', 'dh04', 'dh05', 'dh06', 'dh07', 'dh08', 'dh09', 'dh10', 'dh11']</text:p>
          </table:table-cell>
          <table:table-cell office:value-type="string" calcext:value-type="string">
            <text:p>['ap01', 'ap03', 'ap04', 'ap06', 'dh01', 'dh02', 'dh04', 'dh05', 'dh06', 'dh07', 'dh08', 'dh09', 'dh10', 'dh11']</text:p>
          </table:table-cell>
          <table:table-cell office:value-type="string" calcext:value-type="string">
            <text:p>['ap01', 'ap03', 'ap04', 'ap07', 'dh01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3', 'dh04', 'dh06', 'dh07', 'dh08', 'dh09', 'dh10', 'dh11']</text:p>
          </table:table-cell>
          <table:table-cell office:value-type="string" calcext:value-type="string">
            <text:p>[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6', 'dh07', 'dh08', 'dh09', 'dh10', 'dh11']</text:p>
          </table:table-cell>
          <table:table-cell office:value-type="string" calcext:value-type="string">
            <text:p>['ap01', 'ap03', 'ap04', 'ap05', 'ap06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1']</text:p>
          </table:table-cell>
          <table:table-cell office:value-type="string" calcext:value-type="string">
            <text:p>['ap01', 'ap03', 'ap04', 'ap05', 'ap06', 'ap07', 'dh01', 'dh02', 'dh03', 'dh05', 'dh06', 'dh07', 'dh08', 'dh10', 'dh11']</text:p>
          </table:table-cell>
          <table:table-cell office:value-type="string" calcext:value-type="string">
            <text:p>['ap01', 'ap03', 'ap04', 'ap05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10', 'dh11']</text:p>
          </table:table-cell>
          <table:table-cell office:value-type="string" calcext:value-type="string">
            <text:p>[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table:number-columns-repeated="2"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